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reman" table:style-name="ta1">
        <table:shapes>
          <draw:frame draw:z-index="0" draw:style-name="gr1" draw:text-style-name="P1" svg:width="6.2988in" svg:height="3.5429in" svg:x="8.0398in" svg:y="0.0394in">
            <draw:object draw:notify-on-update-of-ranges="foreman.F2:foreman.F7 foreman.H1:foreman.H1 foreman.H2:foreman.H7 foreman.F2:foreman.F7 foreman.I1:foreman.I1 foreman.I2:foreman.I7 foreman.F2:foreman.F7 foreman.J1:foreman.J1 foreman.J2:foreman.J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3.1579in" svg:y="0.0394in">
            <draw:object draw:notify-on-update-of-ranges="foreman.H1:foreman.H1 foreman.I1:foreman.I1 foreman.J1:foreman.J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8.276in" svg:y="0.0394in">
            <draw:object draw:notify-on-update-of-ranges="foreman.H1:foreman.H1 foreman.I1:foreman.I1 foreman.J1:foreman.J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6.2988in" svg:height="3.5429in" svg:x="8.0398in" svg:y="3.5827in">
            <draw:object draw:notify-on-update-of-ranges="foreman.F19:foreman.F26 foreman.H1:foreman.H1 foreman.H19:foreman.H26 foreman.F19:foreman.F26 foreman.I1:foreman.I1 foreman.I19:foreman.I26 foreman.F19:foreman.F26 foreman.J1:foreman.J1 foreman.J19:foreman.J26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13.1185in" svg:y="3.5827in">
            <draw:object draw:notify-on-update-of-ranges="foreman.H1:foreman.H1 foreman.I1:foreman.I1 foreman.J1:foreman.J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6.2988in" svg:height="3.5429in" svg:x="18.2366in" svg:y="3.5697in">
            <draw:object draw:notify-on-update-of-ranges="foreman.H1:foreman.H1 foreman.I1:foreman.I1 foreman.J1:foreman.J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6" draw:style-name="gr1" draw:text-style-name="P1" svg:width="6.2988in" svg:height="3.5429in" svg:x="8.0398in" svg:y="7.1634in">
            <draw:object draw:notify-on-update-of-ranges="foreman.F42:foreman.F51 foreman.H1:foreman.H1 foreman.H42:foreman.H51 foreman.F42:foreman.F51 foreman.I1:foreman.I1 foreman.I42:foreman.I51 foreman.F42:foreman.F51 foreman.J1:foreman.J1 foreman.J42:foreman.J5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7" draw:style-name="gr1" draw:text-style-name="P1" svg:width="6.2988in" svg:height="3.5429in" svg:x="13.1185in" svg:y="7.1492in">
            <draw:object draw:notify-on-update-of-ranges="foreman.H1:foreman.H1 foreman.I1:foreman.I1 foreman.J1:foreman.J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8" draw:style-name="gr1" draw:text-style-name="P1" svg:width="6.2988in" svg:height="3.5429in" svg:x="18.2366in" svg:y="7.1492in">
            <draw:object draw:notify-on-update-of-ranges="foreman.H1:foreman.H1 foreman.I1:foreman.I1 foreman.J1:foreman.J1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qNam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cheat?</text:p>
          </table:table-cell>
          <table:table-cell office:value-type="string" calcext:value-type="string">
            <text:p>weightFacto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ptLen</text:p>
          </table:table-cell>
          <table:table-cell office:value-type="string" calcext:value-type="string">
            <text:p>oLen2WRatio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2]+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40438" calcext:value-type="float">
            <text:p>0.040438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3]+[.C3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40027" calcext:value-type="float">
            <text:p>0.040027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4]+[.C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38138" calcext:value-type="float">
            <text:p>0.038138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5]+[.C5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38134" calcext:value-type="float">
            <text:p>0.038134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6]+[.C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38419" calcext:value-type="float">
            <text:p>0.038419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7]+[.C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39985" calcext:value-type="float">
            <text:p>0.039985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8]+[.C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39911" calcext:value-type="float">
            <text:p>0.039911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9]+[.C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37763" calcext:value-type="float">
            <text:p>0.037763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10]+[.C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37752" calcext:value-type="float">
            <text:p>0.037752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11]+[.C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38125" calcext:value-type="float">
            <text:p>0.038125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12]+[.C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32689" calcext:value-type="float">
            <text:p>0.032689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13]+[.C1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38521" calcext:value-type="float">
            <text:p>0.038521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14]+[.C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31088" calcext:value-type="float">
            <text:p>0.031088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15]+[.C1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26299" calcext:value-type="float">
            <text:p>0.026299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16]+[.C1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26965" calcext:value-type="float">
            <text:p>0.026965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17]+[.C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0.017519" calcext:value-type="float">
            <text:p>0.017519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D18]+[.C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19]+[.C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35031" calcext:value-type="float">
            <text:p>0.035031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20]+[.C20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30351" calcext:value-type="float">
            <text:p>0.030351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21]+[.C21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856" calcext:value-type="float">
            <text:p>0.02856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22]+[.C2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23]+[.C23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24]+[.C2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30695" calcext:value-type="float">
            <text:p>0.030695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25]+[.C25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29968" calcext:value-type="float">
            <text:p>0.029968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26]+[.C2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34607" calcext:value-type="float">
            <text:p>0.034607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27]+[.C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30285" calcext:value-type="float">
            <text:p>0.030285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28]+[.C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844" calcext:value-type="float">
            <text:p>0.02844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29]+[.C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28399" calcext:value-type="float">
            <text:p>0.028399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30]+[.C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29469" calcext:value-type="float">
            <text:p>0.029469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31]+[.C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30249" calcext:value-type="float">
            <text:p>0.030249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32]+[.C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29562" calcext:value-type="float">
            <text:p>0.029562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33]+[.C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27883" calcext:value-type="float">
            <text:p>0.027883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34]+[.C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29624" calcext:value-type="float">
            <text:p>0.029624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35]+[.C3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5656" calcext:value-type="float">
            <text:p>0.025656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36]+[.C3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21988" calcext:value-type="float">
            <text:p>0.021988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37]+[.C3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19396" calcext:value-type="float">
            <text:p>0.019396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38]+[.C3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18493" calcext:value-type="float">
            <text:p>0.018493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39]+[.C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9517" calcext:value-type="float">
            <text:p>0.019517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40]+[.C4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D41]+[.C4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42]+[.C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4493" calcext:value-type="float">
            <text:p>0.034493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43]+[.C43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4808" calcext:value-type="float">
            <text:p>0.024808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44]+[.C4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23348" calcext:value-type="float">
            <text:p>0.023348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45]+[.C45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22736" calcext:value-type="float">
            <text:p>0.022736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46]+[.C4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23542" calcext:value-type="float">
            <text:p>0.023542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47]+[.C4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25582" calcext:value-type="float">
            <text:p>0.025582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48]+[.C48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26949" calcext:value-type="float">
            <text:p>0.026949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49]+[.C49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02696" calcext:value-type="float">
            <text:p>0.02696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50]+[.C50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612" calcext:value-type="float">
            <text:p>0.025612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51]+[.C51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4007" calcext:value-type="float">
            <text:p>0.034007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52]+[.C5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4658" calcext:value-type="float">
            <text:p>0.024658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53]+[.C5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23342" calcext:value-type="float">
            <text:p>0.023342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54]+[.C5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22678" calcext:value-type="float">
            <text:p>0.022678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55]+[.C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23563" calcext:value-type="float">
            <text:p>0.023563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56]+[.C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25223" calcext:value-type="float">
            <text:p>0.025223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57]+[.C5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26487" calcext:value-type="float">
            <text:p>0.026487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58]+[.C5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026665" calcext:value-type="float">
            <text:p>0.026665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59]+[.C5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212" calcext:value-type="float">
            <text:p>0.025212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60]+[.C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61]+[.C6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2152" calcext:value-type="float">
            <text:p>0.022152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62]+[.C6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21537" calcext:value-type="float">
            <text:p>0.021537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63]+[.C6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18928" calcext:value-type="float">
            <text:p>0.018928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64]+[.C6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16464" calcext:value-type="float">
            <text:p>0.016464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65]+[.C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4431" calcext:value-type="float">
            <text:p>0.014431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66]+[.C6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13157" calcext:value-type="float">
            <text:p>0.013157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67]+[.C6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012834" calcext:value-type="float">
            <text:p>0.012834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68]+[.C6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14614" calcext:value-type="float">
            <text:p>0.014614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69]+[.C6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7.5" calcext:value-type="float">
            <text:p>7.5</text:p>
          </table:table-cell>
          <table:table-cell office:value-type="float" office:value="0.003379" calcext:value-type="float">
            <text:p>0.003379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D70]+[.C70]" office:value-type="float" office:value="2" calcext:value-type="float">
            <text:p>2</text:p>
          </table:table-cell>
        </table:table-row>
      </table:table>
      <table:table table:name="coastguard" table:style-name="ta1">
        <table:shapes>
          <draw:frame draw:z-index="0" draw:style-name="gr1" draw:text-style-name="P1" svg:width="6.2988in" svg:height="3.5429in" svg:x="8.1807in" svg:y="0.1858in">
            <draw:object draw:notify-on-update-of-ranges="coastguard.F2:coastguard.F7 coastguard.H1:coastguard.H1 coastguard.H2:coastguard.H7 coastguard.F2:coastguard.F7 coastguard.I1:coastguard.I1 coastguard.I2:coastguard.I7 coastguard.F2:coastguard.F7 coastguard.J1:coastguard.J1 coastguard.J2:coastguard.J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4335in" svg:y="0.1969in">
            <draw:object draw:notify-on-update-of-ranges="coastguard.F8:coastguard.F12 coastguard.H1:coastguard.H1 coastguard.H8:coastguard.H12 coastguard.F8:coastguard.F12 coastguard.I1:coastguard.I1 coastguard.I8:coastguard.I12 coastguard.F8:coastguard.F12 coastguard.J1:coastguard.J1 coastguard.J8:coastguard.J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1972in" svg:y="3.7008in">
            <draw:object draw:notify-on-update-of-ranges="coastguard.F14:coastguard.F21 coastguard.H1:coastguard.H1 coastguard.H14:coastguard.H21 coastguard.F14:coastguard.F21 coastguard.I1:coastguard.I1 coastguard.I14:coastguard.I21 coastguard.F14:coastguard.F21 coastguard.J1:coastguard.J1 coastguard.J14:coastguard.J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3.4335in" svg:y="3.7008in">
            <draw:object draw:notify-on-update-of-ranges="coastguard.H1:coastguard.H1 coastguard.I1:coastguard.I1 coastguard.J1:coastguard.J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8.1972in" svg:y="7.1953in">
            <draw:object draw:notify-on-update-of-ranges="coastguard.F30:coastguard.F37 coastguard.H1:coastguard.H1 coastguard.H30:coastguard.H37 coastguard.F30:coastguard.F37 coastguard.I1:coastguard.I1 coastguard.I30:coastguard.I37 coastguard.F30:coastguard.F37 coastguard.J1:coastguard.J1 coastguard.J30:coastguard.J3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3.4335in" svg:y="7.2004in">
            <draw:object draw:notify-on-update-of-ranges="coastguard.H1:coastguard.H1 coastguard.I1:coastguard.I1 coastguard.J1:coastguard.J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qNam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cheat?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ptLen</text:p>
          </table:table-cell>
          <table:table-cell office:value-type="string" calcext:value-type="string">
            <text:p>oLen2WRatio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2]+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14196" calcext:value-type="float">
            <text:p>0.014196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3]+[.D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14277" calcext:value-type="float">
            <text:p>0.014277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4]+[.D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14452" calcext:value-type="float">
            <text:p>0.014452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5]+[.D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14784" calcext:value-type="float">
            <text:p>0.014784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6]+[.D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14775" calcext:value-type="float">
            <text:p>0.014775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7]+[.D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12852" calcext:value-type="float">
            <text:p>0.012852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8]+[.D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13648" calcext:value-type="float">
            <text:p>0.013648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9]+[.D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12745" calcext:value-type="float">
            <text:p>0.012745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10]+[.D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11719" calcext:value-type="float">
            <text:p>0.011719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11]+[.D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12331" calcext:value-type="float">
            <text:p>0.012331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12]+[.D1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13]+[.D1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14]+[.D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11396" calcext:value-type="float">
            <text:p>0.011396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15]+[.D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12761" calcext:value-type="float">
            <text:p>0.012761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16]+[.D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12379" calcext:value-type="float">
            <text:p>0.012379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17]+[.D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18]+[.D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12325" calcext:value-type="float">
            <text:p>0.012325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19]+[.D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12348" calcext:value-type="float">
            <text:p>0.012348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0]+[.D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2498" calcext:value-type="float">
            <text:p>0.012498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1]+[.D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2]+[.D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12216" calcext:value-type="float">
            <text:p>0.012216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3]+[.D2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11328" calcext:value-type="float">
            <text:p>0.011328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4]+[.D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10068" calcext:value-type="float">
            <text:p>0.010068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5]+[.D2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08698" calcext:value-type="float">
            <text:p>0.008698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6]+[.D2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08028" calcext:value-type="float">
            <text:p>0.008028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7]+[.D2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09677" calcext:value-type="float">
            <text:p>0.009677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8]+[.D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9]+[.D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30]+[.D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607" calcext:value-type="float">
            <text:p>0.007607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31]+[.D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0685" calcext:value-type="float">
            <text:p>0.010685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32]+[.D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10232" calcext:value-type="float">
            <text:p>0.010232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33]+[.D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9793" calcext:value-type="float">
            <text:p>0.009793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34]+[.D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09404" calcext:value-type="float">
            <text:p>0.009404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35]+[.D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9104" calcext:value-type="float">
            <text:p>0.009104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36]+[.D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09004" calcext:value-type="float">
            <text:p>0.009004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37]+[.D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957" calcext:value-type="float">
            <text:p>0.005957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38]+[.D3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0291" calcext:value-type="float">
            <text:p>0.010291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39]+[.D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09344" calcext:value-type="float">
            <text:p>0.009344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40]+[.D4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41]+[.D4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06771" calcext:value-type="float">
            <text:p>0.006771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42]+[.D4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488" calcext:value-type="float">
            <text:p>0.005488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43]+[.D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04641" calcext:value-type="float">
            <text:p>0.004641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44]+[.D4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7.5" calcext:value-type="float">
            <text:p>7.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45]+[.D45]" office:value-type="float" office:value="2" calcext:value-type="float">
            <text:p>2</text:p>
          </table:table-cell>
        </table:table-row>
      </table:table>
      <table:table table:name="mobile" table:style-name="ta1">
        <table:shapes>
          <draw:frame draw:z-index="0" draw:style-name="gr1" draw:text-style-name="P1" svg:width="6.2988in" svg:height="3.5429in" svg:x="8.0398in" svg:y="0.0394in">
            <draw:object draw:notify-on-update-of-ranges="mobile.F2:mobile.F7 mobile.H1:mobile.H1 mobile.H2:mobile.H7 mobile.F2:mobile.F7 mobile.I1:mobile.I1 mobile.I2:mobile.I7 mobile.F2:mobile.F7 mobile.J1:mobile.J1 mobile.J2:mobile.J7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6.2988in" svg:height="3.5429in" svg:x="13.1972in" svg:y="0.0394in">
            <draw:object draw:notify-on-update-of-ranges="mobile.F8:mobile.F12 mobile.H1:mobile.H1 mobile.H8:mobile.H12 mobile.F8:mobile.F12 mobile.I1:mobile.I1 mobile.I8:mobile.I12 mobile.F8:mobile.F12 mobile.J1:mobile.J1 mobile.J8:mobile.J12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6.2988in" svg:height="3.5429in" svg:x="8.0398in" svg:y="3.5827in">
            <draw:object draw:notify-on-update-of-ranges="mobile.F14:mobile.F21 mobile.H1:mobile.H1 mobile.H14:mobile.H21 mobile.F14:mobile.F21 mobile.I1:mobile.I1 mobile.I14:mobile.I21 mobile.F14:mobile.F21 mobile.J1:mobile.J1 mobile.J14:mobile.J21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6.2988in" svg:height="3.5429in" svg:x="13.1972in" svg:y="3.5827in">
            <draw:object draw:notify-on-update-of-ranges="mobile.H1:mobile.H1 mobile.I1:mobile.I1 mobile.J1:mobile.J1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6.2988in" svg:height="3.5429in" svg:x="8.0398in" svg:y="7.0366in">
            <draw:object draw:notify-on-update-of-ranges="mobile.F30:mobile.F37 mobile.H1:mobile.H1 mobile.H30:mobile.H37 mobile.F30:mobile.F37 mobile.I1:mobile.I1 mobile.I30:mobile.I37 mobile.F30:mobile.F37 mobile.J1:mobile.J1 mobile.J30:mobile.J37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5" draw:style-name="gr1" draw:text-style-name="P1" svg:width="6.2988in" svg:height="3.5429in" svg:x="13.1972in" svg:y="7.0583in">
            <draw:object draw:notify-on-update-of-ranges="mobile.H1:mobile.H1 mobile.I1:mobile.I1 mobile.J1:mobile.J1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qNam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cheat?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ptLen</text:p>
          </table:table-cell>
          <table:table-cell office:value-type="string" calcext:value-type="string">
            <text:p>oLen2WRatio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2]+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21406" calcext:value-type="float">
            <text:p>0.021406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3]+[.D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20726" calcext:value-type="float">
            <text:p>0.020726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4]+[.D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0799" calcext:value-type="float">
            <text:p>0.020799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5]+[.D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21995" calcext:value-type="float">
            <text:p>0.021995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6]+[.D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22533" calcext:value-type="float">
            <text:p>0.022533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7]+[.D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17574" calcext:value-type="float">
            <text:p>0.017574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8]+[.D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17204" calcext:value-type="float">
            <text:p>0.017204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9]+[.D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15101" calcext:value-type="float">
            <text:p>0.015101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10]+[.D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13536" calcext:value-type="float">
            <text:p>0.013536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11]+[.D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14667" calcext:value-type="float">
            <text:p>0.014667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12]+[.D1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0.002358" calcext:value-type="float">
            <text:p>0.002358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13]+[.D1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14]+[.D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16814" calcext:value-type="float">
            <text:p>0.016814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15]+[.D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15105" calcext:value-type="float">
            <text:p>0.015105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16]+[.D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13494" calcext:value-type="float">
            <text:p>0.013494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17]+[.D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14705" calcext:value-type="float">
            <text:p>0.014705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18]+[.D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15588" calcext:value-type="float">
            <text:p>0.015588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19]+[.D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15551" calcext:value-type="float">
            <text:p>0.015551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0]+[.D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5934" calcext:value-type="float">
            <text:p>0.015934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1]+[.D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13075" calcext:value-type="float">
            <text:p>0.013075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2]+[.D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11814" calcext:value-type="float">
            <text:p>0.011814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3]+[.D2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11009" calcext:value-type="float">
            <text:p>0.011009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4]+[.D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10149" calcext:value-type="float">
            <text:p>0.010149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5]+[.D2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09529" calcext:value-type="float">
            <text:p>0.009529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6]+[.D2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09257" calcext:value-type="float">
            <text:p>0.009257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7]+[.D2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0677" calcext:value-type="float">
            <text:p>0.010677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8]+[.D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9]+[.D2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30]+[.D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421" calcext:value-type="float">
            <text:p>0.014421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31]+[.D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2232" calcext:value-type="float">
            <text:p>0.012232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32]+[.D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10573" calcext:value-type="float">
            <text:p>0.010573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33]+[.D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10695" calcext:value-type="float">
            <text:p>0.010695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34]+[.D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12214" calcext:value-type="float">
            <text:p>0.012214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35]+[.D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4142" calcext:value-type="float">
            <text:p>0.014142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36]+[.D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14535" calcext:value-type="float">
            <text:p>0.014535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37]+[.D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9906" calcext:value-type="float">
            <text:p>0.009906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38]+[.D3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39]+[.D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08454" calcext:value-type="float">
            <text:p>0.008454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40]+[.D4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7908" calcext:value-type="float">
            <text:p>0.007908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41]+[.D4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07311" calcext:value-type="float">
            <text:p>0.007311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42]+[.D4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43]+[.D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06536" calcext:value-type="float">
            <text:p>0.006536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44]+[.D4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7.5" calcext:value-type="float">
            <text:p>7.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45]+[.D45]" office:value-type="float" office:value="2" calcext:value-type="float">
            <text:p>2</text:p>
          </table:table-cell>
        </table:table-row>
      </table:table>
      <table:table table:name="foreman-new" table:style-name="ta1">
        <table:shapes>
          <draw:frame draw:z-index="0" draw:style-name="gr1" draw:text-style-name="P1" svg:width="6.2988in" svg:height="3.5429in" svg:x="8.0398in" svg:y="0.0394in">
            <draw:object draw:notify-on-update-of-ranges="'foreman-new'.F2:'foreman-new'.F7 'foreman-new'.H1:'foreman-new'.H1 'foreman-new'.H2:'foreman-new'.H7 'foreman-new'.F2:'foreman-new'.F7 'foreman-new'.I1:'foreman-new'.I1 'foreman-new'.I2:'foreman-new'.I7 'foreman-new'.F2:'foreman-new'.F7 'foreman-new'.J1:'foreman-new'.J1 'foreman-new'.J2:'foreman-new'.J7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qNam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cheat?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ptLen</text:p>
          </table:table-cell>
          <table:table-cell office:value-type="string" calcext:value-type="string">
            <text:p>oLen2WRatio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2]+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41183" calcext:value-type="float">
            <text:p>0.041183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3]+[.D3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40246" calcext:value-type="float">
            <text:p>0.040246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4]+[.D4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3877" calcext:value-type="float">
            <text:p>0.03877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5]+[.D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38808" calcext:value-type="float">
            <text:p>0.038808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6]+[.D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38932" calcext:value-type="float">
            <text:p>0.038932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7]+[.D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40438" calcext:value-type="float">
            <text:p>0.040438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8]+[.D8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40027" calcext:value-type="float">
            <text:p>0.040027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9]+[.D9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38138" calcext:value-type="float">
            <text:p>0.038138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10]+[.D10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38134" calcext:value-type="float">
            <text:p>0.038134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11]+[.D11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38419" calcext:value-type="float">
            <text:p>0.038419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12]+[.D1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39985" calcext:value-type="float">
            <text:p>0.039985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13]+[.D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39911" calcext:value-type="float">
            <text:p>0.039911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14]+[.D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37763" calcext:value-type="float">
            <text:p>0.037763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15]+[.D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37752" calcext:value-type="float">
            <text:p>0.037752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16]+[.D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38125" calcext:value-type="float">
            <text:p>0.038125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17]+[.D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32689" calcext:value-type="float">
            <text:p>0.032689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18]+[.D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38521" calcext:value-type="float">
            <text:p>0.038521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19]+[.D1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31088" calcext:value-type="float">
            <text:p>0.031088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20]+[.D2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26299" calcext:value-type="float">
            <text:p>0.026299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21]+[.D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26965" calcext:value-type="float">
            <text:p>0.026965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22]+[.D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0.017519" calcext:value-type="float">
            <text:p>0.017519</text:p>
          </table:table-cell>
          <table:table-cell office:value-type="float" office:value="0.057369" calcext:value-type="float">
            <text:p>0.057369</text:p>
          </table:table-cell>
          <table:table-cell office:value-type="float" office:value="0.017519" calcext:value-type="float">
            <text:p>0.017519</text:p>
          </table:table-cell>
          <table:table-cell table:formula="of:=[.C23]+[.D2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24]+[.D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35696" calcext:value-type="float">
            <text:p>0.035696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25]+[.D2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30596" calcext:value-type="float">
            <text:p>0.030596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26]+[.D2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8739" calcext:value-type="float">
            <text:p>0.028739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27]+[.D2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28946" calcext:value-type="float">
            <text:p>0.028946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28]+[.D28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30484" calcext:value-type="float">
            <text:p>0.030484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29]+[.D29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31212" calcext:value-type="float">
            <text:p>0.031212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30]+[.D30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0763" calcext:value-type="float">
            <text:p>0.030763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31]+[.D31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35031" calcext:value-type="float">
            <text:p>0.035031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32]+[.D3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30351" calcext:value-type="float">
            <text:p>0.030351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33]+[.D33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856" calcext:value-type="float">
            <text:p>0.02856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34]+[.D3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35]+[.D35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36]+[.D3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30695" calcext:value-type="float">
            <text:p>0.030695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37]+[.D3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29968" calcext:value-type="float">
            <text:p>0.029968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38]+[.D38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34607" calcext:value-type="float">
            <text:p>0.034607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39]+[.D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30285" calcext:value-type="float">
            <text:p>0.030285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40]+[.D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844" calcext:value-type="float">
            <text:p>0.02844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41]+[.D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28399" calcext:value-type="float">
            <text:p>0.028399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42]+[.D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29469" calcext:value-type="float">
            <text:p>0.029469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43]+[.D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30249" calcext:value-type="float">
            <text:p>0.030249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44]+[.D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29562" calcext:value-type="float">
            <text:p>0.029562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45]+[.D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27883" calcext:value-type="float">
            <text:p>0.027883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46]+[.D4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29624" calcext:value-type="float">
            <text:p>0.029624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47]+[.D4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25656" calcext:value-type="float">
            <text:p>0.025656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48]+[.D4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21988" calcext:value-type="float">
            <text:p>0.021988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49]+[.D4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19396" calcext:value-type="float">
            <text:p>0.019396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50]+[.D5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18493" calcext:value-type="float">
            <text:p>0.018493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51]+[.D5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9517" calcext:value-type="float">
            <text:p>0.019517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52]+[.D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44115" calcext:value-type="float">
            <text:p>0.044115</text:p>
          </table:table-cell>
          <table:table-cell office:value-type="float" office:value="0.009366" calcext:value-type="float">
            <text:p>0.009366</text:p>
          </table:table-cell>
          <table:table-cell table:formula="of:=[.C53]+[.D5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54]+[.D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5272" calcext:value-type="float">
            <text:p>0.035272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55]+[.D5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5018" calcext:value-type="float">
            <text:p>0.025018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56]+[.D5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23397" calcext:value-type="float">
            <text:p>0.023397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57]+[.D5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22793" calcext:value-type="float">
            <text:p>0.022793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58]+[.D58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59]+[.D59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25649" calcext:value-type="float">
            <text:p>0.025649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60]+[.D60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27384" calcext:value-type="float">
            <text:p>0.027384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61]+[.D61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4493" calcext:value-type="float">
            <text:p>0.034493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62]+[.D6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4808" calcext:value-type="float">
            <text:p>0.024808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63]+[.D63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23348" calcext:value-type="float">
            <text:p>0.023348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64]+[.D6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22736" calcext:value-type="float">
            <text:p>0.022736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65]+[.D65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23542" calcext:value-type="float">
            <text:p>0.023542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66]+[.D6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25582" calcext:value-type="float">
            <text:p>0.025582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67]+[.D6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26949" calcext:value-type="float">
            <text:p>0.026949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68]+[.D68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4007" calcext:value-type="float">
            <text:p>0.034007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69]+[.D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4658" calcext:value-type="float">
            <text:p>0.024658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70]+[.D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23342" calcext:value-type="float">
            <text:p>0.023342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71]+[.D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22678" calcext:value-type="float">
            <text:p>0.022678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72]+[.D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23563" calcext:value-type="float">
            <text:p>0.023563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73]+[.D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25223" calcext:value-type="float">
            <text:p>0.025223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74]+[.D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26487" calcext:value-type="float">
            <text:p>0.026487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75]+[.D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76]+[.D7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2152" calcext:value-type="float">
            <text:p>0.022152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77]+[.D7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21537" calcext:value-type="float">
            <text:p>0.021537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78]+[.D7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18928" calcext:value-type="float">
            <text:p>0.018928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79]+[.D7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16464" calcext:value-type="float">
            <text:p>0.016464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80]+[.D8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4431" calcext:value-type="float">
            <text:p>0.014431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81]+[.D8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13157" calcext:value-type="float">
            <text:p>0.013157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82]+[.D8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em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7.5" calcext:value-type="float">
            <text:p>7.5</text:p>
          </table:table-cell>
          <table:table-cell office:value-type="float" office:value="0.003379" calcext:value-type="float">
            <text:p>0.003379</text:p>
          </table:table-cell>
          <table:table-cell office:value-type="float" office:value="0.03627" calcext:value-type="float">
            <text:p>0.03627</text:p>
          </table:table-cell>
          <table:table-cell office:value-type="float" office:value="0.003379" calcext:value-type="float">
            <text:p>0.003379</text:p>
          </table:table-cell>
          <table:table-cell table:formula="of:=[.C83]+[.D83]" office:value-type="float" office:value="2" calcext:value-type="float">
            <text:p>2</text:p>
          </table:table-cell>
        </table:table-row>
      </table:table>
      <table:table table:name="coastguard-new" table:style-name="ta1">
        <table:shapes>
          <draw:frame draw:z-index="0" draw:style-name="gr1" draw:text-style-name="P1" svg:width="6.2988in" svg:height="3.5429in" svg:x="8.0398in" svg:y="0.0394in">
            <draw:object draw:notify-on-update-of-ranges="'coastguard-new'.F2:'coastguard-new'.F7 'coastguard-new'.H1:'coastguard-new'.H1 'coastguard-new'.H2:'coastguard-new'.H7 'coastguard-new'.F2:'coastguard-new'.F7 'coastguard-new'.I1:'coastguard-new'.I1 'coastguard-new'.I2:'coastguard-new'.I7 'coastguard-new'.F2:'coastguard-new'.F7 'coastguard-new'.J1:'coastguard-new'.J1 'coastguard-new'.J2:'coastguard-new'.J7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qNam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cheat?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ptLen</text:p>
          </table:table-cell>
          <table:table-cell office:value-type="string" calcext:value-type="string">
            <text:p>oLen2WRatio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2]+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14283" calcext:value-type="float">
            <text:p>0.014283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3]+[.D3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14085" calcext:value-type="float">
            <text:p>0.014085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4]+[.D4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14364" calcext:value-type="float">
            <text:p>0.014364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5]+[.D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14632" calcext:value-type="float">
            <text:p>0.014632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6]+[.D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14615" calcext:value-type="float">
            <text:p>0.014615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7]+[.D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14245" calcext:value-type="float">
            <text:p>0.014245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8]+[.D8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14274" calcext:value-type="float">
            <text:p>0.014274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9]+[.D9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14424" calcext:value-type="float">
            <text:p>0.014424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10]+[.D10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14709" calcext:value-type="float">
            <text:p>0.014709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11]+[.D11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14694" calcext:value-type="float">
            <text:p>0.014694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12]+[.D1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14196" calcext:value-type="float">
            <text:p>0.014196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13]+[.D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14277" calcext:value-type="float">
            <text:p>0.014277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14]+[.D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14452" calcext:value-type="float">
            <text:p>0.014452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15]+[.D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14784" calcext:value-type="float">
            <text:p>0.014784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16]+[.D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14775" calcext:value-type="float">
            <text:p>0.014775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17]+[.D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12852" calcext:value-type="float">
            <text:p>0.012852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18]+[.D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13648" calcext:value-type="float">
            <text:p>0.013648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19]+[.D1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12745" calcext:value-type="float">
            <text:p>0.012745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20]+[.D2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11719" calcext:value-type="float">
            <text:p>0.011719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21]+[.D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12331" calcext:value-type="float">
            <text:p>0.012331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22]+[.D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014202" calcext:value-type="float">
            <text:p>0.014202</text:p>
          </table:table-cell>
          <table:table-cell office:value-type="float" office:value="0.00383" calcext:value-type="float">
            <text:p>0.00383</text:p>
          </table:table-cell>
          <table:table-cell table:formula="of:=[.C23]+[.D2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4]+[.D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11798" calcext:value-type="float">
            <text:p>0.011798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5]+[.D2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6]+[.D2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12366" calcext:value-type="float">
            <text:p>0.012366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7]+[.D2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12356" calcext:value-type="float">
            <text:p>0.012356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8]+[.D28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12225" calcext:value-type="float">
            <text:p>0.012225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29]+[.D29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12204" calcext:value-type="float">
            <text:p>0.012204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30]+[.D30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2393" calcext:value-type="float">
            <text:p>0.012393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31]+[.D31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11575" calcext:value-type="float">
            <text:p>0.011575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32]+[.D3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12699" calcext:value-type="float">
            <text:p>0.012699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33]+[.D33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12372" calcext:value-type="float">
            <text:p>0.012372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34]+[.D3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12367" calcext:value-type="float">
            <text:p>0.012367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35]+[.D35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12278" calcext:value-type="float">
            <text:p>0.012278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36]+[.D3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12297" calcext:value-type="float">
            <text:p>0.012297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37]+[.D3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2446" calcext:value-type="float">
            <text:p>0.012446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38]+[.D38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11396" calcext:value-type="float">
            <text:p>0.011396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39]+[.D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12761" calcext:value-type="float">
            <text:p>0.012761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40]+[.D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12379" calcext:value-type="float">
            <text:p>0.012379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41]+[.D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42]+[.D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12325" calcext:value-type="float">
            <text:p>0.012325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43]+[.D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12348" calcext:value-type="float">
            <text:p>0.012348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44]+[.D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2498" calcext:value-type="float">
            <text:p>0.012498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45]+[.D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09695" calcext:value-type="float">
            <text:p>0.009695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46]+[.D4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12216" calcext:value-type="float">
            <text:p>0.012216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47]+[.D4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11328" calcext:value-type="float">
            <text:p>0.011328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48]+[.D4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10068" calcext:value-type="float">
            <text:p>0.010068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49]+[.D4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08698" calcext:value-type="float">
            <text:p>0.008698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50]+[.D5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08028" calcext:value-type="float">
            <text:p>0.008028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51]+[.D5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09677" calcext:value-type="float">
            <text:p>0.009677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52]+[.D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13203" calcext:value-type="float">
            <text:p>0.013203</text:p>
          </table:table-cell>
          <table:table-cell office:value-type="float" office:value="0.000703" calcext:value-type="float">
            <text:p>0.000703</text:p>
          </table:table-cell>
          <table:table-cell table:formula="of:=[.C53]+[.D5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54]+[.D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579" calcext:value-type="float">
            <text:p>0.007579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55]+[.D5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0673" calcext:value-type="float">
            <text:p>0.010673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56]+[.D5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10118" calcext:value-type="float">
            <text:p>0.010118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57]+[.D5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9708" calcext:value-type="float">
            <text:p>0.009708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58]+[.D58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09267" calcext:value-type="float">
            <text:p>0.009267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59]+[.D59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60]+[.D60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08614" calcext:value-type="float">
            <text:p>0.008614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61]+[.D61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591" calcext:value-type="float">
            <text:p>0.007591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62]+[.D6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0681" calcext:value-type="float">
            <text:p>0.010681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63]+[.D63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10214" calcext:value-type="float">
            <text:p>0.010214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64]+[.D6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9766" calcext:value-type="float">
            <text:p>0.009766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65]+[.D65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09346" calcext:value-type="float">
            <text:p>0.009346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66]+[.D6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8973" calcext:value-type="float">
            <text:p>0.008973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67]+[.D6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68]+[.D68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607" calcext:value-type="float">
            <text:p>0.007607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69]+[.D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0685" calcext:value-type="float">
            <text:p>0.010685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70]+[.D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10232" calcext:value-type="float">
            <text:p>0.010232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71]+[.D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9793" calcext:value-type="float">
            <text:p>0.009793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72]+[.D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09404" calcext:value-type="float">
            <text:p>0.009404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73]+[.D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9104" calcext:value-type="float">
            <text:p>0.009104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74]+[.D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09004" calcext:value-type="float">
            <text:p>0.009004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75]+[.D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957" calcext:value-type="float">
            <text:p>0.005957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76]+[.D7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0291" calcext:value-type="float">
            <text:p>0.010291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77]+[.D7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09344" calcext:value-type="float">
            <text:p>0.009344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78]+[.D7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79]+[.D7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06771" calcext:value-type="float">
            <text:p>0.006771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80]+[.D8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488" calcext:value-type="float">
            <text:p>0.005488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81]+[.D8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04641" calcext:value-type="float">
            <text:p>0.004641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82]+[.D8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ast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7.5" calcext:value-type="float">
            <text:p>7.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.000001" calcext:value-type="float">
            <text:p>0.000001</text:p>
          </table:table-cell>
          <table:table-cell table:formula="of:=[.C83]+[.D83]" office:value-type="float" office:value="2" calcext:value-type="float">
            <text:p>2</text:p>
          </table:table-cell>
        </table:table-row>
      </table:table>
      <table:table table:name="mobile-new" table:style-name="ta1">
        <table:shapes>
          <draw:frame draw:z-index="0" draw:style-name="gr1" draw:text-style-name="P1" svg:width="6.2988in" svg:height="3.5429in" svg:x="8.0398in" svg:y="0.0394in">
            <draw:object draw:notify-on-update-of-ranges="'mobile-new'.F2:'mobile-new'.F7 'mobile-new'.H1:'mobile-new'.H1 'mobile-new'.H2:'mobile-new'.H7 'mobile-new'.F2:'mobile-new'.F7 'mobile-new'.I1:'mobile-new'.I1 'mobile-new'.I2:'mobile-new'.I7 'mobile-new'.F2:'mobile-new'.F7 'mobile-new'.J1:'mobile-new'.J1 'mobile-new'.J2:'mobile-new'.J7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" draw:style-name="gr1" draw:text-style-name="P1" svg:width="6.2988in" svg:height="3.5429in" svg:x="13.2366in" svg:y="0.0394in">
            <draw:object draw:notify-on-update-of-ranges="'mobile-new'.H1:'mobile-new'.H1 'mobile-new'.I1:'mobile-new'.I1 'mobile-new'.J1:'mobile-new'.J1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visibility="collapse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qNam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cheat?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ptLen</text:p>
          </table:table-cell>
          <table:table-cell office:value-type="string" calcext:value-type="string">
            <text:p>oLen2WRatio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2]+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21578" calcext:value-type="float">
            <text:p>0.021578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3]+[.D3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20108" calcext:value-type="float">
            <text:p>0.020108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4]+[.D4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0586" calcext:value-type="float">
            <text:p>0.020586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5]+[.D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6]+[.D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22456" calcext:value-type="float">
            <text:p>0.022456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7]+[.D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21441" calcext:value-type="float">
            <text:p>0.021441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8]+[.D8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20524" calcext:value-type="float">
            <text:p>0.020524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9]+[.D9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0755" calcext:value-type="float">
            <text:p>0.020755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10]+[.D10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21991" calcext:value-type="float">
            <text:p>0.021991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11]+[.D11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22544" calcext:value-type="float">
            <text:p>0.022544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12]+[.D1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21406" calcext:value-type="float">
            <text:p>0.021406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13]+[.D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20726" calcext:value-type="float">
            <text:p>0.020726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14]+[.D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20799" calcext:value-type="float">
            <text:p>0.020799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15]+[.D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21995" calcext:value-type="float">
            <text:p>0.021995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16]+[.D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22533" calcext:value-type="float">
            <text:p>0.022533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17]+[.D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17574" calcext:value-type="float">
            <text:p>0.017574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18]+[.D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017204" calcext:value-type="float">
            <text:p>0.017204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19]+[.D1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015101" calcext:value-type="float">
            <text:p>0.015101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20]+[.D2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013536" calcext:value-type="float">
            <text:p>0.013536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21]+[.D2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014667" calcext:value-type="float">
            <text:p>0.014667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22]+[.D2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0.002358" calcext:value-type="float">
            <text:p>0.002358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2358" calcext:value-type="float">
            <text:p>0.002358</text:p>
          </table:table-cell>
          <table:table-cell table:formula="of:=[.C23]+[.D2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4]+[.D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16984" calcext:value-type="float">
            <text:p>0.016984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5]+[.D2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14688" calcext:value-type="float">
            <text:p>0.014688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6]+[.D2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13215" calcext:value-type="float">
            <text:p>0.013215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7]+[.D2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14624" calcext:value-type="float">
            <text:p>0.014624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8]+[.D28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15586" calcext:value-type="float">
            <text:p>0.015586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29]+[.D29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15533" calcext:value-type="float">
            <text:p>0.015533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30]+[.D30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31]+[.D31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16867" calcext:value-type="float">
            <text:p>0.016867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32]+[.D3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14955" calcext:value-type="float">
            <text:p>0.014955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33]+[.D33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13395" calcext:value-type="float">
            <text:p>0.013395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34]+[.D3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14677" calcext:value-type="float">
            <text:p>0.014677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35]+[.D35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15562" calcext:value-type="float">
            <text:p>0.015562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36]+[.D3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15502" calcext:value-type="float">
            <text:p>0.015502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37]+[.D3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5856" calcext:value-type="float">
            <text:p>0.015856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38]+[.D38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16814" calcext:value-type="float">
            <text:p>0.016814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39]+[.D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15105" calcext:value-type="float">
            <text:p>0.015105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40]+[.D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13494" calcext:value-type="float">
            <text:p>0.013494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41]+[.D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14705" calcext:value-type="float">
            <text:p>0.014705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42]+[.D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15588" calcext:value-type="float">
            <text:p>0.015588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43]+[.D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15551" calcext:value-type="float">
            <text:p>0.015551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44]+[.D4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5934" calcext:value-type="float">
            <text:p>0.015934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45]+[.D4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13075" calcext:value-type="float">
            <text:p>0.013075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46]+[.D4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11814" calcext:value-type="float">
            <text:p>0.011814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47]+[.D4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11009" calcext:value-type="float">
            <text:p>0.011009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48]+[.D4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010149" calcext:value-type="float">
            <text:p>0.010149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49]+[.D4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009529" calcext:value-type="float">
            <text:p>0.009529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50]+[.D5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009257" calcext:value-type="float">
            <text:p>0.009257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51]+[.D5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010677" calcext:value-type="float">
            <text:p>0.010677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52]+[.D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000088" calcext:value-type="float">
            <text:p>0.000088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0088" calcext:value-type="float">
            <text:p>0.000088</text:p>
          </table:table-cell>
          <table:table-cell table:formula="of:=[.C53]+[.D5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54]+[.D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396" calcext:value-type="float">
            <text:p>0.014396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55]+[.D5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1954" calcext:value-type="float">
            <text:p>0.011954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56]+[.D5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10292" calcext:value-type="float">
            <text:p>0.010292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57]+[.D57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10569" calcext:value-type="float">
            <text:p>0.010569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58]+[.D58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12065" calcext:value-type="float">
            <text:p>0.012065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59]+[.D59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4064" calcext:value-type="float">
            <text:p>0.014064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60]+[.D60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14359" calcext:value-type="float">
            <text:p>0.014359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61]+[.D61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385" calcext:value-type="float">
            <text:p>0.014385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62]+[.D6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2175" calcext:value-type="float">
            <text:p>0.012175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63]+[.D63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1048" calcext:value-type="float">
            <text:p>0.01048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64]+[.D6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10645" calcext:value-type="float">
            <text:p>0.010645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65]+[.D65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12152" calcext:value-type="float">
            <text:p>0.012152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66]+[.D6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4137" calcext:value-type="float">
            <text:p>0.014137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67]+[.D67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14478" calcext:value-type="float">
            <text:p>0.014478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68]+[.D68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421" calcext:value-type="float">
            <text:p>0.014421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69]+[.D6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2232" calcext:value-type="float">
            <text:p>0.012232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70]+[.D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10573" calcext:value-type="float">
            <text:p>0.010573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71]+[.D7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10695" calcext:value-type="float">
            <text:p>0.010695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72]+[.D7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12214" calcext:value-type="float">
            <text:p>0.012214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73]+[.D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4142" calcext:value-type="float">
            <text:p>0.014142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74]+[.D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14535" calcext:value-type="float">
            <text:p>0.014535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75]+[.D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9906" calcext:value-type="float">
            <text:p>0.009906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76]+[.D7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8938" calcext:value-type="float">
            <text:p>0.008938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77]+[.D7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008454" calcext:value-type="float">
            <text:p>0.008454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78]+[.D7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7908" calcext:value-type="float">
            <text:p>0.007908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79]+[.D7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0.007311" calcext:value-type="float">
            <text:p>0.007311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80]+[.D8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81]+[.D8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006536" calcext:value-type="float">
            <text:p>0.006536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82]+[.D8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office:value-type="float" office:value="7.5" calcext:value-type="float">
            <text:p>7.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00001" calcext:value-type="float">
            <text:p>0.000001</text:p>
          </table:table-cell>
          <table:table-cell table:formula="of:=[.C83]+[.D83]" office:value-type="float" office:value="2" calcext:value-type="float">
            <text:p>2</text:p>
          </table:table-cell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oreman.A1:foreman.K70">
          <table:sort>
            <table:sort-by table:field-number="4" table:data-type="automatic"/>
            <table:sort-by table:field-number="10" table:data-type="automatic"/>
            <table:sort-by table:field-number="5" table:data-type="automatic"/>
          </table:sort>
        </table:database-range>
        <table:database-range table:name="__Anonymous_Sheet_DB__1" table:target-range-address="coastguard.A1:coastguard.K45">
          <table:sort>
            <table:sort-by table:field-number="4" table:data-type="automatic"/>
            <table:sort-by table:field-number="10" table:data-type="automatic"/>
            <table:sort-by table:field-number="5" table:data-type="automatic"/>
          </table:sort>
        </table:database-range>
        <table:database-range table:name="__Anonymous_Sheet_DB__2" table:target-range-address="mobile.F1:mobile.J7">
          <table:sort>
            <table:sort-by table:field-number="0" table:data-type="automatic"/>
          </table:sort>
        </table:database-range>
        <table:database-range table:name="__Anonymous_Sheet_DB__3" table:target-range-address="'foreman-new'.A1:'foreman-new'.K83">
          <table:sort>
            <table:sort-by table:field-number="4" table:data-type="automatic"/>
            <table:sort-by table:field-number="10" table:data-type="automatic"/>
            <table:sort-by table:field-number="5" table:data-type="automatic"/>
          </table:sort>
        </table:database-range>
        <table:database-range table:name="__Anonymous_Sheet_DB__4" table:target-range-address="'coastguard-new'.A1:'coastguard-new'.K83">
          <table:sort>
            <table:sort-by table:field-number="4" table:data-type="automatic"/>
            <table:sort-by table:field-number="10" table:data-type="automatic"/>
            <table:sort-by table:field-number="5" table:data-type="automatic"/>
          </table:sort>
        </table:database-range>
        <table:database-range table:name="__Anonymous_Sheet_DB__5" table:target-range-address="'mobile-new'.A1:'mobile-new'.K83">
          <table:sort>
            <table:sort-by table:field-number="4" table:data-type="automatic"/>
            <table:sort-by table:field-number="10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23:02:43.655132255</meta:creation-date>
    <dc:date>2015-08-19T17:56:52.075695828</dc:date>
    <meta:editing-duration>P1DT11H15M15S</meta:editing-duration>
    <meta:editing-cycles>24</meta:editing-cycles>
    <meta:generator>LibreOffice/4.2.8.2$Linux_X86_64 LibreOffice_project/420m0$Build-2</meta:generator>
    <meta:document-statistic meta:table-count="7" meta:cell-count="4499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coastguard.F2:coastguard.F7 coastguard.H1:coastguard.J7" chart:data-source-has-labels="row" svg:x="0.32cm" svg:y="0.18cm" svg:width="12.72cm" svg:height="8.64cm">
          <chartooo:coordinate-region svg:x="1.418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astguard.H2:coastguard.H7" chart:label-cell-address="coastguard.H1:coastguard.H1" chart:class="chart:scatter">
            <chart:domain table:cell-range-address="coastguard.F2:coastguard.F7"/>
            <chart:data-point chart:repeated="6"/>
          </chart:series>
          <chart:series chart:style-name="ch7" chart:values-cell-range-address="coastguard.I2:coastguard.I7" chart:label-cell-address="coastguard.I1:coastguard.I1" chart:class="chart:scatter">
            <chart:data-point chart:repeated="6"/>
          </chart:series>
          <chart:series chart:style-name="ch8" chart:values-cell-range-address="coastguard.J2:coastguard.J7" chart:label-cell-address="coastguard.J1:coastguard.J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ariance</text:p>
                <draw:g>
                  <svg:desc>coastguard.H1:coastguard.H1</svg:desc>
                </draw:g>
              </table:table-cell>
              <table:table-cell office:value-type="string">
                <text:p>uniform</text:p>
                <draw:g>
                  <svg:desc>coastguard.I1:coastguard.I1</svg:desc>
                </draw:g>
              </table:table-cell>
              <table:table-cell office:value-type="string">
                <text:p>optimal</text:p>
                <draw:g>
                  <svg:desc>coastguard.J1:coastgu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astguard.F2:coastguard.F7</svg:desc>
                </draw:g>
              </table:table-cell>
              <table:table-cell office:value-type="float" office:value="0.014202">
                <text:p>0.014202</text:p>
                <draw:g>
                  <svg:desc>coastguard.H2:coastguard.H7</svg:desc>
                </draw:g>
              </table:table-cell>
              <table:table-cell office:value-type="float" office:value="0.014202">
                <text:p>0.014202</text:p>
                <draw:g>
                  <svg:desc>coastguard.I2:coastguard.I7</svg:desc>
                </draw:g>
              </table:table-cell>
              <table:table-cell office:value-type="float" office:value="0.00383">
                <text:p>0.00383</text:p>
                <draw:g>
                  <svg:desc>coastguard.J2:coastguard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196">
                <text:p>0.014196</text:p>
              </table:table-cell>
              <table:table-cell office:value-type="float" office:value="0.014202">
                <text:p>0.014202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4277">
                <text:p>0.014277</text:p>
              </table:table-cell>
              <table:table-cell office:value-type="float" office:value="0.014202">
                <text:p>0.014202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14452">
                <text:p>0.014452</text:p>
              </table:table-cell>
              <table:table-cell office:value-type="float" office:value="0.014202">
                <text:p>0.014202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14784">
                <text:p>0.014784</text:p>
              </table:table-cell>
              <table:table-cell office:value-type="float" office:value="0.014202">
                <text:p>0.014202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14775">
                <text:p>0.014775</text:p>
              </table:table-cell>
              <table:table-cell office:value-type="float" office:value="0.014202">
                <text:p>0.014202</text:p>
              </table:table-cell>
              <table:table-cell office:value-type="float" office:value="0.00383">
                <text:p>0.00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foreman.F19:foreman.F26 foreman.H1:foreman.J1 foreman.H19:foreman.J26" chart:data-source-has-labels="row" svg:x="0.32cm" svg:y="0.18cm" svg:width="12.72cm" svg:height="8.64cm">
          <chartooo:coordinate-region svg:x="1.418cm" svg:y="0.38cm" svg:width="11.4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eman.H19:foreman.H26" chart:label-cell-address="foreman.H1:foreman.H1" chart:class="chart:scatter">
            <chart:domain table:cell-range-address="foreman.F19:foreman.F26"/>
            <chart:data-point chart:repeated="8"/>
          </chart:series>
          <chart:series chart:style-name="ch7" chart:values-cell-range-address="foreman.I19:foreman.I26" chart:label-cell-address="foreman.I1:foreman.I1" chart:class="chart:scatter">
            <chart:data-point chart:repeated="8"/>
          </chart:series>
          <chart:series chart:style-name="ch8" chart:values-cell-range-address="foreman.J19:foreman.J26" chart:label-cell-address="foreman.J1:foreman.J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ariance</text:p>
                <draw:g>
                  <svg:desc>foreman.H1:foreman.H1</svg:desc>
                </draw:g>
              </table:table-cell>
              <table:table-cell office:value-type="string">
                <text:p>uniform</text:p>
                <draw:g>
                  <svg:desc>foreman.I1:foreman.I1</svg:desc>
                </draw:g>
              </table:table-cell>
              <table:table-cell office:value-type="string">
                <text:p>optimal</text:p>
                <draw:g>
                  <svg:desc>foreman.J1:forema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eman.F19:foreman.F26</svg:desc>
                </draw:g>
              </table:table-cell>
              <table:table-cell office:value-type="float" office:value="0.044115">
                <text:p>0.044115</text:p>
                <draw:g>
                  <svg:desc>foreman.H19:foreman.H26</svg:desc>
                </draw:g>
              </table:table-cell>
              <table:table-cell office:value-type="float" office:value="0.044115">
                <text:p>0.044115</text:p>
                <draw:g>
                  <svg:desc>foreman.I19:foreman.I26</svg:desc>
                </draw:g>
              </table:table-cell>
              <table:table-cell office:value-type="float" office:value="0.009366">
                <text:p>0.009366</text:p>
                <draw:g>
                  <svg:desc>foreman.J19:foreman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5031">
                <text:p>0.035031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0351">
                <text:p>0.030351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2856">
                <text:p>0.02856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28578">
                <text:p>0.028578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299">
                <text:p>0.0299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30695">
                <text:p>0.030695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29968">
                <text:p>0.029968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foreman.F19:foreman.F19 foreman.F27:foreman.F33 foreman.H1:foreman.J1 foreman.H19:foreman.J19 foreman.H27:foreman.J33" chart:data-source-has-labels="row" svg:x="0.32cm" svg:y="0.18cm" svg:width="12.72cm" svg:height="8.64cm">
          <chartooo:coordinate-region svg:x="1.418cm" svg:y="0.38cm" svg:width="11.4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eman.H19:foreman.H19 foreman.H27:foreman.H33" chart:label-cell-address="foreman.H1:foreman.H1" chart:class="chart:scatter">
            <chart:domain table:cell-range-address="foreman.F19:foreman.F19 foreman.F27:foreman.F33"/>
            <chart:data-point chart:repeated="8"/>
          </chart:series>
          <chart:series chart:style-name="ch7" chart:values-cell-range-address="foreman.I19:foreman.I19 foreman.I27:foreman.I33" chart:label-cell-address="foreman.I1:foreman.I1" chart:class="chart:scatter">
            <chart:data-point chart:repeated="8"/>
          </chart:series>
          <chart:series chart:style-name="ch8" chart:values-cell-range-address="foreman.J19:foreman.J19 foreman.J27:foreman.J33" chart:label-cell-address="foreman.J1:foreman.J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 Column F</text:p>
              </table:table-cell>
              <table:table-cell office:value-type="string">
                <text:p>variance</text:p>
                <draw:g>
                  <svg:desc>foreman.H1:foreman.H1</svg:desc>
                </draw:g>
              </table:table-cell>
              <table:table-cell office:value-type="string">
                <text:p>uniform</text:p>
                <draw:g>
                  <svg:desc>foreman.I1:foreman.I1</svg:desc>
                </draw:g>
              </table:table-cell>
              <table:table-cell office:value-type="string">
                <text:p>optimal</text:p>
                <draw:g>
                  <svg:desc>foreman.J1:forema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eman.F19:foreman.F19 foreman.F27:foreman.F33</svg:desc>
                </draw:g>
              </table:table-cell>
              <table:table-cell office:value-type="float" office:value="0.044115">
                <text:p>0.044115</text:p>
                <draw:g>
                  <svg:desc>foreman.H19:foreman.H19 foreman.H27:foreman.H33</svg:desc>
                </draw:g>
              </table:table-cell>
              <table:table-cell office:value-type="float" office:value="0.044115">
                <text:p>0.044115</text:p>
                <draw:g>
                  <svg:desc>foreman.I19:foreman.I19 foreman.I27:foreman.I33</svg:desc>
                </draw:g>
              </table:table-cell>
              <table:table-cell office:value-type="float" office:value="0.009366">
                <text:p>0.009366</text:p>
                <draw:g>
                  <svg:desc>foreman.J19:foreman.J19 foreman.J27:foreman.J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4607">
                <text:p>0.034607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0285">
                <text:p>0.030285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2844">
                <text:p>0.02844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28399">
                <text:p>0.028399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29469">
                <text:p>0.029469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30249">
                <text:p>0.030249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29562">
                <text:p>0.029562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foreman.F19:foreman.F19 foreman.F34:foreman.F40 foreman.H1:foreman.J1 foreman.H19:foreman.J19 foreman.H34:foreman.J40" chart:data-source-has-labels="row" svg:x="0.32cm" svg:y="0.18cm" svg:width="12.72cm" svg:height="8.64cm">
          <chartooo:coordinate-region svg:x="1.418cm" svg:y="0.38cm" svg:width="11.4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eman.H19:foreman.H19 foreman.H34:foreman.H40" chart:label-cell-address="foreman.H1:foreman.H1" chart:class="chart:scatter">
            <chart:domain table:cell-range-address="foreman.F19:foreman.F19 foreman.F34:foreman.F40"/>
            <chart:data-point chart:repeated="8"/>
          </chart:series>
          <chart:series chart:style-name="ch7" chart:values-cell-range-address="foreman.I19:foreman.I19 foreman.I34:foreman.I40" chart:label-cell-address="foreman.I1:foreman.I1" chart:class="chart:scatter">
            <chart:data-point chart:repeated="8"/>
          </chart:series>
          <chart:series chart:style-name="ch8" chart:values-cell-range-address="foreman.J19:foreman.J19 foreman.J34:foreman.J40" chart:label-cell-address="foreman.J1:foreman.J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 Column F</text:p>
              </table:table-cell>
              <table:table-cell office:value-type="string">
                <text:p>variance</text:p>
                <draw:g>
                  <svg:desc>foreman.H1:foreman.H1</svg:desc>
                </draw:g>
              </table:table-cell>
              <table:table-cell office:value-type="string">
                <text:p>uniform</text:p>
                <draw:g>
                  <svg:desc>foreman.I1:foreman.I1</svg:desc>
                </draw:g>
              </table:table-cell>
              <table:table-cell office:value-type="string">
                <text:p>optimal</text:p>
                <draw:g>
                  <svg:desc>foreman.J1:forema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eman.F19:foreman.F19 foreman.F34:foreman.F40</svg:desc>
                </draw:g>
              </table:table-cell>
              <table:table-cell office:value-type="float" office:value="0.044115">
                <text:p>0.044115</text:p>
                <draw:g>
                  <svg:desc>foreman.H19:foreman.H19 foreman.H34:foreman.H40</svg:desc>
                </draw:g>
              </table:table-cell>
              <table:table-cell office:value-type="float" office:value="0.044115">
                <text:p>0.044115</text:p>
                <draw:g>
                  <svg:desc>foreman.I19:foreman.I19 foreman.I34:foreman.I40</svg:desc>
                </draw:g>
              </table:table-cell>
              <table:table-cell office:value-type="float" office:value="0.009366">
                <text:p>0.009366</text:p>
                <draw:g>
                  <svg:desc>foreman.J19:foreman.J19 foreman.J34:foreman.J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7883">
                <text:p>0.027883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29624">
                <text:p>0.029624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25656">
                <text:p>0.025656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21988">
                <text:p>0.021988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19396">
                <text:p>0.019396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18493">
                <text:p>0.018493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19517">
                <text:p>0.019517</text:p>
              </table:table-cell>
              <table:table-cell office:value-type="float" office:value="0.044115">
                <text:p>0.044115</text:p>
              </table:table-cell>
              <table:table-cell office:value-type="float" office:value="0.009366">
                <text:p>0.00936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foreman.F42:foreman.F51 foreman.H1:foreman.J1 foreman.H42:foreman.J51" chart:data-source-has-labels="row" svg:x="0.32cm" svg:y="0.18cm" svg:width="12.72cm" svg:height="8.64cm">
          <chartooo:coordinate-region svg:x="1.418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eman.H42:foreman.H51" chart:label-cell-address="foreman.H1:foreman.H1" chart:class="chart:scatter">
            <chart:domain table:cell-range-address="foreman.F42:foreman.F51"/>
            <chart:data-point chart:repeated="10"/>
          </chart:series>
          <chart:series chart:style-name="ch7" chart:values-cell-range-address="foreman.I42:foreman.I51" chart:label-cell-address="foreman.I1:foreman.I1" chart:class="chart:scatter">
            <chart:data-point chart:repeated="10"/>
          </chart:series>
          <chart:series chart:style-name="ch8" chart:values-cell-range-address="foreman.J42:foreman.J51" chart:label-cell-address="foreman.J1:foreman.J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ariance</text:p>
                <draw:g>
                  <svg:desc>foreman.H1:foreman.H1</svg:desc>
                </draw:g>
              </table:table-cell>
              <table:table-cell office:value-type="string">
                <text:p>uniform</text:p>
                <draw:g>
                  <svg:desc>foreman.I1:foreman.I1</svg:desc>
                </draw:g>
              </table:table-cell>
              <table:table-cell office:value-type="string">
                <text:p>optimal</text:p>
                <draw:g>
                  <svg:desc>foreman.J1:forema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eman.F42:foreman.F51</svg:desc>
                </draw:g>
              </table:table-cell>
              <table:table-cell office:value-type="float" office:value="0.03627">
                <text:p>0.03627</text:p>
                <draw:g>
                  <svg:desc>foreman.H42:foreman.H51</svg:desc>
                </draw:g>
              </table:table-cell>
              <table:table-cell office:value-type="float" office:value="0.03627">
                <text:p>0.03627</text:p>
                <draw:g>
                  <svg:desc>foreman.I42:foreman.I51</svg:desc>
                </draw:g>
              </table:table-cell>
              <table:table-cell office:value-type="float" office:value="0.003379">
                <text:p>0.003379</text:p>
                <draw:g>
                  <svg:desc>foreman.J42:foreman.J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4493">
                <text:p>0.034493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24808">
                <text:p>0.024808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23348">
                <text:p>0.023348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22736">
                <text:p>0.022736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23542">
                <text:p>0.023542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25582">
                <text:p>0.025582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26949">
                <text:p>0.026949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02696">
                <text:p>0.02696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25612">
                <text:p>0.025612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foreman.F42:foreman.F42 foreman.F52:foreman.F60 foreman.H1:foreman.J1 foreman.H42:foreman.J42 foreman.H52:foreman.J60" chart:data-source-has-labels="row" svg:x="0.32cm" svg:y="0.18cm" svg:width="12.72cm" svg:height="8.64cm">
          <chartooo:coordinate-region svg:x="1.418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eman.H42:foreman.H42 foreman.H52:foreman.H60" chart:label-cell-address="foreman.H1:foreman.H1" chart:class="chart:scatter">
            <chart:domain table:cell-range-address="foreman.F42:foreman.F42 foreman.F52:foreman.F60"/>
            <chart:data-point chart:repeated="10"/>
          </chart:series>
          <chart:series chart:style-name="ch7" chart:values-cell-range-address="foreman.I42:foreman.I42 foreman.I52:foreman.I60" chart:label-cell-address="foreman.I1:foreman.I1" chart:class="chart:scatter">
            <chart:data-point chart:repeated="10"/>
          </chart:series>
          <chart:series chart:style-name="ch8" chart:values-cell-range-address="foreman.J42:foreman.J42 foreman.J52:foreman.J60" chart:label-cell-address="foreman.J1:foreman.J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 Column F</text:p>
              </table:table-cell>
              <table:table-cell office:value-type="string">
                <text:p>variance</text:p>
                <draw:g>
                  <svg:desc>foreman.H1:foreman.H1</svg:desc>
                </draw:g>
              </table:table-cell>
              <table:table-cell office:value-type="string">
                <text:p>uniform</text:p>
                <draw:g>
                  <svg:desc>foreman.I1:foreman.I1</svg:desc>
                </draw:g>
              </table:table-cell>
              <table:table-cell office:value-type="string">
                <text:p>optimal</text:p>
                <draw:g>
                  <svg:desc>foreman.J1:forema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eman.F42:foreman.F42 foreman.F52:foreman.F60</svg:desc>
                </draw:g>
              </table:table-cell>
              <table:table-cell office:value-type="float" office:value="0.03627">
                <text:p>0.03627</text:p>
                <draw:g>
                  <svg:desc>foreman.H42:foreman.H42 foreman.H52:foreman.H60</svg:desc>
                </draw:g>
              </table:table-cell>
              <table:table-cell office:value-type="float" office:value="0.03627">
                <text:p>0.03627</text:p>
                <draw:g>
                  <svg:desc>foreman.I42:foreman.I42 foreman.I52:foreman.I60</svg:desc>
                </draw:g>
              </table:table-cell>
              <table:table-cell office:value-type="float" office:value="0.003379">
                <text:p>0.003379</text:p>
                <draw:g>
                  <svg:desc>foreman.J42:foreman.J42 foreman.J52:foreman.J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4007">
                <text:p>0.034007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24658">
                <text:p>0.024658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23342">
                <text:p>0.023342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22678">
                <text:p>0.022678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23563">
                <text:p>0.023563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25223">
                <text:p>0.025223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26487">
                <text:p>0.026487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026665">
                <text:p>0.026665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25212">
                <text:p>0.025212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foreman.F42:foreman.F42 foreman.F61:foreman.F69 foreman.H1:foreman.J1 foreman.H42:foreman.J42 foreman.H61:foreman.J69" chart:data-source-has-labels="row" svg:x="0.32cm" svg:y="0.18cm" svg:width="12.72cm" svg:height="8.64cm">
          <chartooo:coordinate-region svg:x="1.418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eman.H42:foreman.H42 foreman.H61:foreman.H69" chart:label-cell-address="foreman.H1:foreman.H1" chart:class="chart:scatter">
            <chart:domain table:cell-range-address="foreman.F42:foreman.F42 foreman.F61:foreman.F69"/>
            <chart:data-point chart:repeated="10"/>
          </chart:series>
          <chart:series chart:style-name="ch7" chart:values-cell-range-address="foreman.I42:foreman.I42 foreman.I61:foreman.I69" chart:label-cell-address="foreman.I1:foreman.I1" chart:class="chart:scatter">
            <chart:data-point chart:repeated="10"/>
          </chart:series>
          <chart:series chart:style-name="ch8" chart:values-cell-range-address="foreman.J42:foreman.J42 foreman.J61:foreman.J69" chart:label-cell-address="foreman.J1:foreman.J1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 Column F</text:p>
              </table:table-cell>
              <table:table-cell office:value-type="string">
                <text:p>variance</text:p>
                <draw:g>
                  <svg:desc>foreman.H1:foreman.H1</svg:desc>
                </draw:g>
              </table:table-cell>
              <table:table-cell office:value-type="string">
                <text:p>uniform</text:p>
                <draw:g>
                  <svg:desc>foreman.I1:foreman.I1</svg:desc>
                </draw:g>
              </table:table-cell>
              <table:table-cell office:value-type="string">
                <text:p>optimal</text:p>
                <draw:g>
                  <svg:desc>foreman.J1:forema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eman.F42:foreman.F42 foreman.F61:foreman.F69</svg:desc>
                </draw:g>
              </table:table-cell>
              <table:table-cell office:value-type="float" office:value="0.03627">
                <text:p>0.03627</text:p>
                <draw:g>
                  <svg:desc>foreman.H42:foreman.H42 foreman.H61:foreman.H69</svg:desc>
                </draw:g>
              </table:table-cell>
              <table:table-cell office:value-type="float" office:value="0.03627">
                <text:p>0.03627</text:p>
                <draw:g>
                  <svg:desc>foreman.I42:foreman.I42 foreman.I61:foreman.I69</svg:desc>
                </draw:g>
              </table:table-cell>
              <table:table-cell office:value-type="float" office:value="0.003379">
                <text:p>0.003379</text:p>
                <draw:g>
                  <svg:desc>foreman.J42:foreman.J42 foreman.J61:foreman.J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33">
                <text:p>0.0233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22152">
                <text:p>0.022152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21537">
                <text:p>0.021537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18928">
                <text:p>0.018928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16464">
                <text:p>0.016464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14431">
                <text:p>0.014431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13157">
                <text:p>0.013157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0.012834">
                <text:p>0.012834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14614">
                <text:p>0.014614</text:p>
              </table:table-cell>
              <table:table-cell office:value-type="float" office:value="0.03627">
                <text:p>0.03627</text:p>
              </table:table-cell>
              <table:table-cell office:value-type="float" office:value="0.003379">
                <text:p>0.00337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mobile.F2:mobile.F7 mobile.H1:mobile.J7" chart:data-source-has-labels="row" svg:x="0.32cm" svg:y="0.18cm" svg:width="12.72cm" svg:height="8.64cm">
          <chartooo:coordinate-region svg:x="1.418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bile.H2:mobile.H7" chart:label-cell-address="mobile.H1:mobile.H1" chart:class="chart:scatter">
            <chart:domain table:cell-range-address="mobile.F2:mobile.F7"/>
            <chart:data-point chart:repeated="6"/>
          </chart:series>
          <chart:series chart:style-name="ch7" chart:values-cell-range-address="mobile.I2:mobile.I7" chart:label-cell-address="mobile.I1:mobile.I1" chart:class="chart:scatter">
            <chart:data-point chart:repeated="6"/>
          </chart:series>
          <chart:series chart:style-name="ch8" chart:values-cell-range-address="mobile.J2:mobile.J7" chart:label-cell-address="mobile.J1:mobile.J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ariance</text:p>
                <draw:g>
                  <svg:desc>mobile.H1:mobile.H1</svg:desc>
                </draw:g>
              </table:table-cell>
              <table:table-cell office:value-type="string">
                <text:p>uniform</text:p>
                <draw:g>
                  <svg:desc>mobile.I1:mobile.I1</svg:desc>
                </draw:g>
              </table:table-cell>
              <table:table-cell office:value-type="string">
                <text:p>optimal</text:p>
                <draw:g>
                  <svg:desc>mobile.J1:mobil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bile.F2:mobile.F7</svg:desc>
                </draw:g>
              </table:table-cell>
              <table:table-cell office:value-type="float" office:value="0.018264">
                <text:p>0.018264</text:p>
                <draw:g>
                  <svg:desc>mobile.H2:mobile.H7</svg:desc>
                </draw:g>
              </table:table-cell>
              <table:table-cell office:value-type="float" office:value="0.018264">
                <text:p>0.018264</text:p>
                <draw:g>
                  <svg:desc>mobile.I2:mobile.I7</svg:desc>
                </draw:g>
              </table:table-cell>
              <table:table-cell office:value-type="float" office:value="0.002358">
                <text:p>0.002358</text:p>
                <draw:g>
                  <svg:desc>mobile.J2:mobile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1406">
                <text:p>0.021406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20726">
                <text:p>0.020726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20799">
                <text:p>0.020799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21995">
                <text:p>0.021995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22533">
                <text:p>0.022533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mobile.F8:mobile.F12 mobile.H1:mobile.J1 mobile.H8:mobile.J12" chart:data-source-has-labels="row" svg:x="0.32cm" svg:y="0.18cm" svg:width="12.72cm" svg:height="8.64cm">
          <chartooo:coordinate-region svg:x="1.418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bile.H8:mobile.H12" chart:label-cell-address="mobile.H1:mobile.H1" chart:class="chart:scatter">
            <chart:domain table:cell-range-address="mobile.F8:mobile.F12"/>
            <chart:data-point chart:repeated="5"/>
          </chart:series>
          <chart:series chart:style-name="ch7" chart:values-cell-range-address="mobile.I8:mobile.I12" chart:label-cell-address="mobile.I1:mobile.I1" chart:class="chart:scatter">
            <chart:data-point chart:repeated="5"/>
          </chart:series>
          <chart:series chart:style-name="ch8" chart:values-cell-range-address="mobile.J8:mobile.J12" chart:label-cell-address="mobile.J1:mobile.J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ariance</text:p>
                <draw:g>
                  <svg:desc>mobile.H1:mobile.H1</svg:desc>
                </draw:g>
              </table:table-cell>
              <table:table-cell office:value-type="string">
                <text:p>uniform</text:p>
                <draw:g>
                  <svg:desc>mobile.I1:mobile.I1</svg:desc>
                </draw:g>
              </table:table-cell>
              <table:table-cell office:value-type="string">
                <text:p>optimal</text:p>
                <draw:g>
                  <svg:desc>mobile.J1:mobil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bile.F8:mobile.F12</svg:desc>
                </draw:g>
              </table:table-cell>
              <table:table-cell office:value-type="float" office:value="0.017574">
                <text:p>0.017574</text:p>
                <draw:g>
                  <svg:desc>mobile.H8:mobile.H12</svg:desc>
                </draw:g>
              </table:table-cell>
              <table:table-cell office:value-type="float" office:value="0.018264">
                <text:p>0.018264</text:p>
                <draw:g>
                  <svg:desc>mobile.I8:mobile.I12</svg:desc>
                </draw:g>
              </table:table-cell>
              <table:table-cell office:value-type="float" office:value="0.002358">
                <text:p>0.002358</text:p>
                <draw:g>
                  <svg:desc>mobile.J8:mobile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17204">
                <text:p>0.017204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15101">
                <text:p>0.015101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13536">
                <text:p>0.013536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14667">
                <text:p>0.014667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mobile.F14:mobile.F21 mobile.H1:mobile.J1 mobile.H14:mobile.J21" chart:data-source-has-labels="row" svg:x="0.32cm" svg:y="0.18cm" svg:width="12.72cm" svg:height="8.64cm">
          <chartooo:coordinate-region svg:x="1.418cm" svg:y="0.38cm" svg:width="11.4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bile.H14:mobile.H21" chart:label-cell-address="mobile.H1:mobile.H1" chart:class="chart:scatter">
            <chart:domain table:cell-range-address="mobile.F14:mobile.F21"/>
            <chart:data-point chart:repeated="8"/>
          </chart:series>
          <chart:series chart:style-name="ch7" chart:values-cell-range-address="mobile.I14:mobile.I21" chart:label-cell-address="mobile.I1:mobile.I1" chart:class="chart:scatter">
            <chart:data-point chart:repeated="8"/>
          </chart:series>
          <chart:series chart:style-name="ch8" chart:values-cell-range-address="mobile.J14:mobile.J21" chart:label-cell-address="mobile.J1:mobile.J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ariance</text:p>
                <draw:g>
                  <svg:desc>mobile.H1:mobile.H1</svg:desc>
                </draw:g>
              </table:table-cell>
              <table:table-cell office:value-type="string">
                <text:p>uniform</text:p>
                <draw:g>
                  <svg:desc>mobile.I1:mobile.I1</svg:desc>
                </draw:g>
              </table:table-cell>
              <table:table-cell office:value-type="string">
                <text:p>optimal</text:p>
                <draw:g>
                  <svg:desc>mobile.J1:mobil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bile.F14:mobile.F21</svg:desc>
                </draw:g>
              </table:table-cell>
              <table:table-cell office:value-type="float" office:value="0.012286">
                <text:p>0.012286</text:p>
                <draw:g>
                  <svg:desc>mobile.H14:mobile.H21</svg:desc>
                </draw:g>
              </table:table-cell>
              <table:table-cell office:value-type="float" office:value="0.012286">
                <text:p>0.012286</text:p>
                <draw:g>
                  <svg:desc>mobile.I14:mobile.I21</svg:desc>
                </draw:g>
              </table:table-cell>
              <table:table-cell office:value-type="float" office:value="0.000088">
                <text:p>0.000088</text:p>
                <draw:g>
                  <svg:desc>mobile.J14:mobile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6814">
                <text:p>0.016814</text:p>
              </table:table-cell>
              <table:table-cell office:value-type="float" office:value="0.012286">
                <text:p>0.01228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5105">
                <text:p>0.015105</text:p>
              </table:table-cell>
              <table:table-cell office:value-type="float" office:value="0.012286">
                <text:p>0.01228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13494">
                <text:p>0.013494</text:p>
              </table:table-cell>
              <table:table-cell office:value-type="float" office:value="0.012286">
                <text:p>0.01228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14705">
                <text:p>0.014705</text:p>
              </table:table-cell>
              <table:table-cell office:value-type="float" office:value="0.012286">
                <text:p>0.01228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15588">
                <text:p>0.015588</text:p>
              </table:table-cell>
              <table:table-cell office:value-type="float" office:value="0.012286">
                <text:p>0.01228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15551">
                <text:p>0.015551</text:p>
              </table:table-cell>
              <table:table-cell office:value-type="float" office:value="0.012286">
                <text:p>0.01228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15934">
                <text:p>0.015934</text:p>
              </table:table-cell>
              <table:table-cell office:value-type="float" office:value="0.012286">
                <text:p>0.012286</text:p>
              </table:table-cell>
              <table:table-cell office:value-type="float" office:value="0.000088">
                <text:p>0.00008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mobile.F14:mobile.F14 mobile.F22:mobile.F28 mobile.H1:mobile.J1 mobile.H14:mobile.J14 mobile.H22:mobile.J28" chart:data-source-has-labels="row" svg:x="0.32cm" svg:y="0.18cm" svg:width="12.72cm" svg:height="8.64cm">
          <chartooo:coordinate-region svg:x="1.418cm" svg:y="0.38cm" svg:width="11.4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bile.H14:mobile.H14 mobile.H22:mobile.H28" chart:label-cell-address="mobile.H1:mobile.H1" chart:class="chart:scatter">
            <chart:domain table:cell-range-address="mobile.F14:mobile.F14 mobile.F22:mobile.F28"/>
            <chart:data-point chart:repeated="8"/>
          </chart:series>
          <chart:series chart:style-name="ch7" chart:values-cell-range-address="mobile.I14:mobile.I14 mobile.I22:mobile.I28" chart:label-cell-address="mobile.I1:mobile.I1" chart:class="chart:scatter">
            <chart:data-point chart:repeated="8"/>
          </chart:series>
          <chart:series chart:style-name="ch8" chart:values-cell-range-address="mobile.J14:mobile.J14 mobile.J22:mobile.J28" chart:label-cell-address="mobile.J1:mobile.J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 Column F</text:p>
              </table:table-cell>
              <table:table-cell office:value-type="string">
                <text:p>variance</text:p>
                <draw:g>
                  <svg:desc>mobile.H1:mobile.H1</svg:desc>
                </draw:g>
              </table:table-cell>
              <table:table-cell office:value-type="string">
                <text:p>uniform</text:p>
                <draw:g>
                  <svg:desc>mobile.I1:mobile.I1</svg:desc>
                </draw:g>
              </table:table-cell>
              <table:table-cell office:value-type="string">
                <text:p>optimal</text:p>
                <draw:g>
                  <svg:desc>mobile.J1:mobil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bile.F14:mobile.F14 mobile.F22:mobile.F28</svg:desc>
                </draw:g>
              </table:table-cell>
              <table:table-cell office:value-type="float" office:value="0.012286">
                <text:p>0.012286</text:p>
                <draw:g>
                  <svg:desc>mobile.H14:mobile.H14 mobile.H22:mobile.H28</svg:desc>
                </draw:g>
              </table:table-cell>
              <table:table-cell office:value-type="float" office:value="0.012286">
                <text:p>0.012286</text:p>
                <draw:g>
                  <svg:desc>mobile.I14:mobile.I14 mobile.I22:mobile.I28</svg:desc>
                </draw:g>
              </table:table-cell>
              <table:table-cell office:value-type="float" office:value="0.000088">
                <text:p>0.000088</text:p>
                <draw:g>
                  <svg:desc>mobile.J14:mobile.J14 mobile.J22:mobile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3075">
                <text:p>0.013075</text:p>
              </table:table-cell>
              <table:table-cell office:value-type="float" office:value="0.012286">
                <text:p>0.01228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1814">
                <text:p>0.011814</text:p>
              </table:table-cell>
              <table:table-cell office:value-type="float" office:value="0.012286">
                <text:p>0.01228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11009">
                <text:p>0.011009</text:p>
              </table:table-cell>
              <table:table-cell office:value-type="float" office:value="0.012286">
                <text:p>0.01228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10149">
                <text:p>0.010149</text:p>
              </table:table-cell>
              <table:table-cell office:value-type="float" office:value="0.012286">
                <text:p>0.01228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09529">
                <text:p>0.009529</text:p>
              </table:table-cell>
              <table:table-cell office:value-type="float" office:value="0.012286">
                <text:p>0.01228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09257">
                <text:p>0.009257</text:p>
              </table:table-cell>
              <table:table-cell office:value-type="float" office:value="0.012286">
                <text:p>0.012286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10677">
                <text:p>0.010677</text:p>
              </table:table-cell>
              <table:table-cell office:value-type="float" office:value="0.012286">
                <text:p>0.012286</text:p>
              </table:table-cell>
              <table:table-cell office:value-type="float" office:value="0.000088">
                <text:p>0.00008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coastguard.F8:coastguard.F12 coastguard.H1:coastguard.J1 coastguard.H8:coastguard.J12" chart:data-source-has-labels="row" svg:x="0.32cm" svg:y="0.18cm" svg:width="12.72cm" svg:height="8.64cm">
          <chartooo:coordinate-region svg:x="1.418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astguard.H8:coastguard.H12" chart:label-cell-address="coastguard.H1:coastguard.H1" chart:class="chart:scatter">
            <chart:domain table:cell-range-address="coastguard.F8:coastguard.F12"/>
            <chart:data-point chart:repeated="5"/>
          </chart:series>
          <chart:series chart:style-name="ch7" chart:values-cell-range-address="coastguard.I8:coastguard.I12" chart:label-cell-address="coastguard.I1:coastguard.I1" chart:class="chart:scatter">
            <chart:data-point chart:repeated="5"/>
          </chart:series>
          <chart:series chart:style-name="ch8" chart:values-cell-range-address="coastguard.J8:coastguard.J12" chart:label-cell-address="coastguard.J1:coastguard.J1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ariance</text:p>
                <draw:g>
                  <svg:desc>coastguard.H1:coastguard.H1</svg:desc>
                </draw:g>
              </table:table-cell>
              <table:table-cell office:value-type="string">
                <text:p>uniform</text:p>
                <draw:g>
                  <svg:desc>coastguard.I1:coastguard.I1</svg:desc>
                </draw:g>
              </table:table-cell>
              <table:table-cell office:value-type="string">
                <text:p>optimal</text:p>
                <draw:g>
                  <svg:desc>coastguard.J1:coastgu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astguard.F8:coastguard.F12</svg:desc>
                </draw:g>
              </table:table-cell>
              <table:table-cell office:value-type="float" office:value="0.012852">
                <text:p>0.012852</text:p>
                <draw:g>
                  <svg:desc>coastguard.H8:coastguard.H12</svg:desc>
                </draw:g>
              </table:table-cell>
              <table:table-cell office:value-type="float" office:value="0.014202">
                <text:p>0.014202</text:p>
                <draw:g>
                  <svg:desc>coastguard.I8:coastguard.I12</svg:desc>
                </draw:g>
              </table:table-cell>
              <table:table-cell office:value-type="float" office:value="0.00383">
                <text:p>0.00383</text:p>
                <draw:g>
                  <svg:desc>coastguard.J8:coastguard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13648">
                <text:p>0.013648</text:p>
              </table:table-cell>
              <table:table-cell office:value-type="float" office:value="0.014202">
                <text:p>0.014202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12745">
                <text:p>0.012745</text:p>
              </table:table-cell>
              <table:table-cell office:value-type="float" office:value="0.014202">
                <text:p>0.014202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11719">
                <text:p>0.011719</text:p>
              </table:table-cell>
              <table:table-cell office:value-type="float" office:value="0.014202">
                <text:p>0.014202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12331">
                <text:p>0.012331</text:p>
              </table:table-cell>
              <table:table-cell office:value-type="float" office:value="0.014202">
                <text:p>0.014202</text:p>
              </table:table-cell>
              <table:table-cell office:value-type="float" office:value="0.00383">
                <text:p>0.003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mobile.F30:mobile.F37 mobile.H1:mobile.J1 mobile.H30:mobile.J37" chart:data-source-has-labels="row" svg:x="0.32cm" svg:y="0.18cm" svg:width="12.72cm" svg:height="8.64cm">
          <chartooo:coordinate-region svg:x="1.418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bile.H30:mobile.H37" chart:label-cell-address="mobile.H1:mobile.H1" chart:class="chart:scatter">
            <chart:domain table:cell-range-address="mobile.F30:mobile.F37"/>
            <chart:data-point chart:repeated="8"/>
          </chart:series>
          <chart:series chart:style-name="ch7" chart:values-cell-range-address="mobile.I30:mobile.I37" chart:label-cell-address="mobile.I1:mobile.I1" chart:class="chart:scatter">
            <chart:data-point chart:repeated="8"/>
          </chart:series>
          <chart:series chart:style-name="ch8" chart:values-cell-range-address="mobile.J30:mobile.J37" chart:label-cell-address="mobile.J1:mobile.J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ariance</text:p>
                <draw:g>
                  <svg:desc>mobile.H1:mobile.H1</svg:desc>
                </draw:g>
              </table:table-cell>
              <table:table-cell office:value-type="string">
                <text:p>uniform</text:p>
                <draw:g>
                  <svg:desc>mobile.I1:mobile.I1</svg:desc>
                </draw:g>
              </table:table-cell>
              <table:table-cell office:value-type="string">
                <text:p>optimal</text:p>
                <draw:g>
                  <svg:desc>mobile.J1:mobil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bile.F30:mobile.F37</svg:desc>
                </draw:g>
              </table:table-cell>
              <table:table-cell office:value-type="float" office:value="0.008459">
                <text:p>0.008459</text:p>
                <draw:g>
                  <svg:desc>mobile.H30:mobile.H37</svg:desc>
                </draw:g>
              </table:table-cell>
              <table:table-cell office:value-type="float" office:value="0.008459">
                <text:p>0.008459</text:p>
                <draw:g>
                  <svg:desc>mobile.I30:mobile.I37</svg:desc>
                </draw:g>
              </table:table-cell>
              <table:table-cell office:value-type="float" office:value="0.000001">
                <text:p>0.000001</text:p>
                <draw:g>
                  <svg:desc>mobile.J30:mobile.J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421">
                <text:p>0.014421</text:p>
              </table:table-cell>
              <table:table-cell office:value-type="float" office:value="0.008459">
                <text:p>0.00845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2232">
                <text:p>0.012232</text:p>
              </table:table-cell>
              <table:table-cell office:value-type="float" office:value="0.008459">
                <text:p>0.00845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10573">
                <text:p>0.010573</text:p>
              </table:table-cell>
              <table:table-cell office:value-type="float" office:value="0.008459">
                <text:p>0.00845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10695">
                <text:p>0.010695</text:p>
              </table:table-cell>
              <table:table-cell office:value-type="float" office:value="0.008459">
                <text:p>0.00845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12214">
                <text:p>0.012214</text:p>
              </table:table-cell>
              <table:table-cell office:value-type="float" office:value="0.008459">
                <text:p>0.00845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14142">
                <text:p>0.014142</text:p>
              </table:table-cell>
              <table:table-cell office:value-type="float" office:value="0.008459">
                <text:p>0.00845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14535">
                <text:p>0.014535</text:p>
              </table:table-cell>
              <table:table-cell office:value-type="float" office:value="0.008459">
                <text:p>0.008459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mobile.F30:mobile.F30 mobile.F38:mobile.F44 mobile.H1:mobile.J1 mobile.H30:mobile.J30 mobile.H38:mobile.J44" chart:data-source-has-labels="row" svg:x="0.32cm" svg:y="0.18cm" svg:width="12.72cm" svg:height="8.64cm">
          <chartooo:coordinate-region svg:x="1.418cm" svg:y="0.38cm" svg:width="11.4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bile.H30:mobile.H30 mobile.H38:mobile.H44" chart:label-cell-address="mobile.H1:mobile.H1" chart:class="chart:scatter">
            <chart:domain table:cell-range-address="mobile.F30:mobile.F30 mobile.F38:mobile.F44"/>
            <chart:data-point chart:repeated="8"/>
          </chart:series>
          <chart:series chart:style-name="ch7" chart:values-cell-range-address="mobile.I30:mobile.I30 mobile.I38:mobile.I44" chart:label-cell-address="mobile.I1:mobile.I1" chart:class="chart:scatter">
            <chart:data-point chart:repeated="8"/>
          </chart:series>
          <chart:series chart:style-name="ch8" chart:values-cell-range-address="mobile.J30:mobile.J30 mobile.J38:mobile.J44" chart:label-cell-address="mobile.J1:mobile.J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 Column F</text:p>
              </table:table-cell>
              <table:table-cell office:value-type="string">
                <text:p>variance</text:p>
                <draw:g>
                  <svg:desc>mobile.H1:mobile.H1</svg:desc>
                </draw:g>
              </table:table-cell>
              <table:table-cell office:value-type="string">
                <text:p>uniform</text:p>
                <draw:g>
                  <svg:desc>mobile.I1:mobile.I1</svg:desc>
                </draw:g>
              </table:table-cell>
              <table:table-cell office:value-type="string">
                <text:p>optimal</text:p>
                <draw:g>
                  <svg:desc>mobile.J1:mobil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bile.F30:mobile.F30 mobile.F38:mobile.F44</svg:desc>
                </draw:g>
              </table:table-cell>
              <table:table-cell office:value-type="float" office:value="0.008459">
                <text:p>0.008459</text:p>
                <draw:g>
                  <svg:desc>mobile.H30:mobile.H30 mobile.H38:mobile.H44</svg:desc>
                </draw:g>
              </table:table-cell>
              <table:table-cell office:value-type="float" office:value="0.008459">
                <text:p>0.008459</text:p>
                <draw:g>
                  <svg:desc>mobile.I30:mobile.I30 mobile.I38:mobile.I44</svg:desc>
                </draw:g>
              </table:table-cell>
              <table:table-cell office:value-type="float" office:value="0.000001">
                <text:p>0.000001</text:p>
                <draw:g>
                  <svg:desc>mobile.J30:mobile.J30 mobile.J38:mobile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9906">
                <text:p>0.009906</text:p>
              </table:table-cell>
              <table:table-cell office:value-type="float" office:value="0.008459">
                <text:p>0.00845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8938">
                <text:p>0.008938</text:p>
              </table:table-cell>
              <table:table-cell office:value-type="float" office:value="0.008459">
                <text:p>0.00845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8454">
                <text:p>0.008454</text:p>
              </table:table-cell>
              <table:table-cell office:value-type="float" office:value="0.008459">
                <text:p>0.00845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07908">
                <text:p>0.007908</text:p>
              </table:table-cell>
              <table:table-cell office:value-type="float" office:value="0.008459">
                <text:p>0.00845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07311">
                <text:p>0.007311</text:p>
              </table:table-cell>
              <table:table-cell office:value-type="float" office:value="0.008459">
                <text:p>0.00845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06811">
                <text:p>0.006811</text:p>
              </table:table-cell>
              <table:table-cell office:value-type="float" office:value="0.008459">
                <text:p>0.008459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6536">
                <text:p>0.006536</text:p>
              </table:table-cell>
              <table:table-cell office:value-type="float" office:value="0.008459">
                <text:p>0.008459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36cm" svg:y="3.703cm" style:legend-expansion="high" chart:style-name="ch2"/>
        <chart:plot-area chart:style-name="ch3" chart:data-source-has-labels="both" svg:x="0.32cm" svg:y="0.18cm" svg:width="12.72cm" svg:height="8.64cm">
          <chartooo:coordinate-region svg:x="1.232cm" svg:y="0.38cm" svg:width="11.621cm" svg:height="7.793cm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7" chart:values-cell-range-address="local-table.$D$2:.$D$7" chart:label-cell-address="local-table.$D$1" chart:class="chart:scatter">
            <chart:data-point chart:repeated="6"/>
          </chart:series>
          <chart:series chart:style-name="ch8" chart:values-cell-range-address="local-table.$E$2:.$E$7" chart:label-cell-address="local-table.$E$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ariance</text:p>
              </table:table-cell>
              <table:table-cell office:value-type="string">
                <text:p>uniform</text:p>
              </table:table-cell>
              <table:table-cell office:value-type="string">
                <text:p>optim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57369">
                <text:p>0.057369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1183">
                <text:p>0.041183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40246">
                <text:p>0.040246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3877">
                <text:p>0.03877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38808">
                <text:p>0.038808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38932">
                <text:p>0.038932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'mobile-new'.F2:'mobile-new'.F7 'mobile-new'.H1:'mobile-new'.J7" chart:data-source-has-labels="row" svg:x="0.32cm" svg:y="0.18cm" svg:width="12.72cm" svg:height="8.64cm">
          <chartooo:coordinate-region svg:x="1.418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obile-new'.H2:'mobile-new'.H7" chart:label-cell-address="'mobile-new'.H1:'mobile-new'.H1" chart:class="chart:scatter">
            <chart:domain table:cell-range-address="'mobile-new'.F2:'mobile-new'.F7"/>
            <chart:data-point chart:repeated="6"/>
          </chart:series>
          <chart:series chart:style-name="ch7" chart:values-cell-range-address="'mobile-new'.I2:'mobile-new'.I7" chart:label-cell-address="'mobile-new'.I1:'mobile-new'.I1" chart:class="chart:scatter">
            <chart:data-point chart:repeated="6"/>
          </chart:series>
          <chart:series chart:style-name="ch8" chart:values-cell-range-address="'mobile-new'.J2:'mobile-new'.J7" chart:label-cell-address="'mobile-new'.J1:'mobile-new'.J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ariance</text:p>
                <draw:g>
                  <svg:desc>'mobile-new'.H1:'mobile-new'.H1</svg:desc>
                </draw:g>
              </table:table-cell>
              <table:table-cell office:value-type="string">
                <text:p>uniform</text:p>
                <draw:g>
                  <svg:desc>'mobile-new'.I1:'mobile-new'.I1</svg:desc>
                </draw:g>
              </table:table-cell>
              <table:table-cell office:value-type="string">
                <text:p>optimal</text:p>
                <draw:g>
                  <svg:desc>'mobile-new'.J1:'mobile-new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bile-new'.F2:'mobile-new'.F7</svg:desc>
                </draw:g>
              </table:table-cell>
              <table:table-cell office:value-type="float" office:value="0.018264">
                <text:p>0.018264</text:p>
                <draw:g>
                  <svg:desc>'mobile-new'.H2:'mobile-new'.H7</svg:desc>
                </draw:g>
              </table:table-cell>
              <table:table-cell office:value-type="float" office:value="0.018264">
                <text:p>0.018264</text:p>
                <draw:g>
                  <svg:desc>'mobile-new'.I2:'mobile-new'.I7</svg:desc>
                </draw:g>
              </table:table-cell>
              <table:table-cell office:value-type="float" office:value="0.002358">
                <text:p>0.002358</text:p>
                <draw:g>
                  <svg:desc>'mobile-new'.J2:'mobile-new'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1578">
                <text:p>0.021578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20108">
                <text:p>0.020108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20586">
                <text:p>0.020586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22">
                <text:p>0.022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22456">
                <text:p>0.022456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'coastguard-new'.F2:'coastguard-new'.F7 'coastguard-new'.H1:'coastguard-new'.J7" chart:data-source-has-labels="row" svg:x="0.32cm" svg:y="0.18cm" svg:width="12.72cm" svg:height="8.64cm">
          <chartooo:coordinate-region svg:x="1.418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astguard-new'.H2:'coastguard-new'.H7" chart:label-cell-address="'coastguard-new'.H1:'coastguard-new'.H1" chart:class="chart:scatter">
            <chart:domain table:cell-range-address="'coastguard-new'.F2:'coastguard-new'.F7"/>
            <chart:data-point chart:repeated="6"/>
          </chart:series>
          <chart:series chart:style-name="ch7" chart:values-cell-range-address="'coastguard-new'.I2:'coastguard-new'.I7" chart:label-cell-address="'coastguard-new'.I1:'coastguard-new'.I1" chart:class="chart:scatter">
            <chart:data-point chart:repeated="6"/>
          </chart:series>
          <chart:series chart:style-name="ch8" chart:values-cell-range-address="'coastguard-new'.J2:'coastguard-new'.J7" chart:label-cell-address="'coastguard-new'.J1:'coastguard-new'.J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ariance</text:p>
                <draw:g>
                  <svg:desc>'coastguard-new'.H1:'coastguard-new'.H1</svg:desc>
                </draw:g>
              </table:table-cell>
              <table:table-cell office:value-type="string">
                <text:p>uniform</text:p>
                <draw:g>
                  <svg:desc>'coastguard-new'.I1:'coastguard-new'.I1</svg:desc>
                </draw:g>
              </table:table-cell>
              <table:table-cell office:value-type="string">
                <text:p>optimal</text:p>
                <draw:g>
                  <svg:desc>'coastguard-new'.J1:'coastguard-new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astguard-new'.F2:'coastguard-new'.F7</svg:desc>
                </draw:g>
              </table:table-cell>
              <table:table-cell office:value-type="float" office:value="0.014202">
                <text:p>0.014202</text:p>
                <draw:g>
                  <svg:desc>'coastguard-new'.H2:'coastguard-new'.H7</svg:desc>
                </draw:g>
              </table:table-cell>
              <table:table-cell office:value-type="float" office:value="0.014202">
                <text:p>0.014202</text:p>
                <draw:g>
                  <svg:desc>'coastguard-new'.I2:'coastguard-new'.I7</svg:desc>
                </draw:g>
              </table:table-cell>
              <table:table-cell office:value-type="float" office:value="0.00383">
                <text:p>0.00383</text:p>
                <draw:g>
                  <svg:desc>'coastguard-new'.J2:'coastguard-new'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4283">
                <text:p>0.014283</text:p>
              </table:table-cell>
              <table:table-cell office:value-type="float" office:value="0.014202">
                <text:p>0.014202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4085">
                <text:p>0.014085</text:p>
              </table:table-cell>
              <table:table-cell office:value-type="float" office:value="0.014202">
                <text:p>0.014202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14364">
                <text:p>0.014364</text:p>
              </table:table-cell>
              <table:table-cell office:value-type="float" office:value="0.014202">
                <text:p>0.014202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14632">
                <text:p>0.014632</text:p>
              </table:table-cell>
              <table:table-cell office:value-type="float" office:value="0.014202">
                <text:p>0.014202</text:p>
              </table:table-cell>
              <table:table-cell office:value-type="float" office:value="0.00383">
                <text:p>0.00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14615">
                <text:p>0.014615</text:p>
              </table:table-cell>
              <table:table-cell office:value-type="float" office:value="0.014202">
                <text:p>0.014202</text:p>
              </table:table-cell>
              <table:table-cell office:value-type="float" office:value="0.00383">
                <text:p>0.0038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'mobile-new'.F2:'mobile-new'.F2 'mobile-new'.F18:'mobile-new'.F22 'mobile-new'.H1:'mobile-new'.J2 'mobile-new'.H18:'mobile-new'.J22" chart:data-source-has-labels="row" svg:x="0.32cm" svg:y="0.18cm" svg:width="12.72cm" svg:height="8.64cm">
          <chartooo:coordinate-region svg:x="1.418cm" svg:y="0.379cm" svg:width="11.43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obile-new'.H2:'mobile-new'.H2 'mobile-new'.H18:'mobile-new'.H22" chart:label-cell-address="'mobile-new'.H1:'mobile-new'.H1" chart:class="chart:scatter">
            <chart:domain table:cell-range-address="'mobile-new'.F2:'mobile-new'.F2 'mobile-new'.F18:'mobile-new'.F22"/>
            <chart:data-point chart:repeated="6"/>
          </chart:series>
          <chart:series chart:style-name="ch7" chart:values-cell-range-address="'mobile-new'.I2:'mobile-new'.I2 'mobile-new'.I18:'mobile-new'.I22" chart:label-cell-address="'mobile-new'.I1:'mobile-new'.I1" chart:class="chart:scatter">
            <chart:data-point chart:repeated="6"/>
          </chart:series>
          <chart:series chart:style-name="ch8" chart:values-cell-range-address="'mobile-new'.J2:'mobile-new'.J2 'mobile-new'.J18:'mobile-new'.J22" chart:label-cell-address="'mobile-new'.J1:'mobile-new'.J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 Column F</text:p>
              </table:table-cell>
              <table:table-cell office:value-type="string">
                <text:p>variance</text:p>
                <draw:g>
                  <svg:desc>'mobile-new'.H1:'mobile-new'.H1</svg:desc>
                </draw:g>
              </table:table-cell>
              <table:table-cell office:value-type="string">
                <text:p>uniform</text:p>
                <draw:g>
                  <svg:desc>'mobile-new'.I1:'mobile-new'.I1</svg:desc>
                </draw:g>
              </table:table-cell>
              <table:table-cell office:value-type="string">
                <text:p>optimal</text:p>
                <draw:g>
                  <svg:desc>'mobile-new'.J1:'mobile-new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bile-new'.F2:'mobile-new'.F2 'mobile-new'.F18:'mobile-new'.F22</svg:desc>
                </draw:g>
              </table:table-cell>
              <table:table-cell office:value-type="float" office:value="0.018264">
                <text:p>0.018264</text:p>
                <draw:g>
                  <svg:desc>'mobile-new'.H2:'mobile-new'.H2 'mobile-new'.H18:'mobile-new'.H22</svg:desc>
                </draw:g>
              </table:table-cell>
              <table:table-cell office:value-type="float" office:value="0.018264">
                <text:p>0.018264</text:p>
                <draw:g>
                  <svg:desc>'mobile-new'.I2:'mobile-new'.I2 'mobile-new'.I18:'mobile-new'.I22</svg:desc>
                </draw:g>
              </table:table-cell>
              <table:table-cell office:value-type="float" office:value="0.002358">
                <text:p>0.002358</text:p>
                <draw:g>
                  <svg:desc>'mobile-new'.J2:'mobile-new'.J2 'mobile-new'.J18:'mobile-new'.J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7574">
                <text:p>0.017574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7204">
                <text:p>0.017204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15101">
                <text:p>0.015101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13536">
                <text:p>0.013536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14667">
                <text:p>0.014667</text:p>
              </table:table-cell>
              <table:table-cell office:value-type="float" office:value="0.018264">
                <text:p>0.018264</text:p>
              </table:table-cell>
              <table:table-cell office:value-type="float" office:value="0.002358">
                <text:p>0.00235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coastguard.F14:coastguard.F21 coastguard.H1:coastguard.J1 coastguard.H14:coastguard.J21" chart:data-source-has-labels="row" svg:x="0.32cm" svg:y="0.18cm" svg:width="12.72cm" svg:height="8.64cm">
          <chartooo:coordinate-region svg:x="1.418cm" svg:y="0.38cm" svg:width="11.4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astguard.H14:coastguard.H21" chart:label-cell-address="coastguard.H1:coastguard.H1" chart:class="chart:scatter">
            <chart:domain table:cell-range-address="coastguard.F14:coastguard.F21"/>
            <chart:data-point chart:repeated="8"/>
          </chart:series>
          <chart:series chart:style-name="ch7" chart:values-cell-range-address="coastguard.I14:coastguard.I21" chart:label-cell-address="coastguard.I1:coastguard.I1" chart:class="chart:scatter">
            <chart:data-point chart:repeated="8"/>
          </chart:series>
          <chart:series chart:style-name="ch8" chart:values-cell-range-address="coastguard.J14:coastguard.J21" chart:label-cell-address="coastguard.J1:coastguard.J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ariance</text:p>
                <draw:g>
                  <svg:desc>coastguard.H1:coastguard.H1</svg:desc>
                </draw:g>
              </table:table-cell>
              <table:table-cell office:value-type="string">
                <text:p>uniform</text:p>
                <draw:g>
                  <svg:desc>coastguard.I1:coastguard.I1</svg:desc>
                </draw:g>
              </table:table-cell>
              <table:table-cell office:value-type="string">
                <text:p>optimal</text:p>
                <draw:g>
                  <svg:desc>coastguard.J1:coastgu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astguard.F14:coastguard.F21</svg:desc>
                </draw:g>
              </table:table-cell>
              <table:table-cell office:value-type="float" office:value="0.013203">
                <text:p>0.013203</text:p>
                <draw:g>
                  <svg:desc>coastguard.H14:coastguard.H21</svg:desc>
                </draw:g>
              </table:table-cell>
              <table:table-cell office:value-type="float" office:value="0.013203">
                <text:p>0.013203</text:p>
                <draw:g>
                  <svg:desc>coastguard.I14:coastguard.I21</svg:desc>
                </draw:g>
              </table:table-cell>
              <table:table-cell office:value-type="float" office:value="0.000703">
                <text:p>0.000703</text:p>
                <draw:g>
                  <svg:desc>coastguard.J14:coastguard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1396">
                <text:p>0.011396</text:p>
              </table:table-cell>
              <table:table-cell office:value-type="float" office:value="0.013203">
                <text:p>0.013203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2761">
                <text:p>0.012761</text:p>
              </table:table-cell>
              <table:table-cell office:value-type="float" office:value="0.013203">
                <text:p>0.013203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12379">
                <text:p>0.012379</text:p>
              </table:table-cell>
              <table:table-cell office:value-type="float" office:value="0.013203">
                <text:p>0.013203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1237">
                <text:p>0.01237</text:p>
              </table:table-cell>
              <table:table-cell office:value-type="float" office:value="0.013203">
                <text:p>0.013203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12325">
                <text:p>0.012325</text:p>
              </table:table-cell>
              <table:table-cell office:value-type="float" office:value="0.013203">
                <text:p>0.013203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12348">
                <text:p>0.012348</text:p>
              </table:table-cell>
              <table:table-cell office:value-type="float" office:value="0.013203">
                <text:p>0.013203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12498">
                <text:p>0.012498</text:p>
              </table:table-cell>
              <table:table-cell office:value-type="float" office:value="0.013203">
                <text:p>0.013203</text:p>
              </table:table-cell>
              <table:table-cell office:value-type="float" office:value="0.000703">
                <text:p>0.0007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coastguard.F14:coastguard.F14 coastguard.F22:coastguard.F28 coastguard.H1:coastguard.J1 coastguard.H14:coastguard.J14 coastguard.H22:coastguard.J28" chart:data-source-has-labels="row" svg:x="0.32cm" svg:y="0.18cm" svg:width="12.72cm" svg:height="8.64cm">
          <chartooo:coordinate-region svg:x="1.418cm" svg:y="0.38cm" svg:width="11.4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astguard.H14:coastguard.H14 coastguard.H22:coastguard.H28" chart:label-cell-address="coastguard.H1:coastguard.H1" chart:class="chart:scatter">
            <chart:domain table:cell-range-address="coastguard.F14:coastguard.F14 coastguard.F22:coastguard.F28"/>
            <chart:data-point chart:repeated="8"/>
          </chart:series>
          <chart:series chart:style-name="ch7" chart:values-cell-range-address="coastguard.I14:coastguard.I14 coastguard.I22:coastguard.I28" chart:label-cell-address="coastguard.I1:coastguard.I1" chart:class="chart:scatter">
            <chart:data-point chart:repeated="8"/>
          </chart:series>
          <chart:series chart:style-name="ch8" chart:values-cell-range-address="coastguard.J14:coastguard.J14 coastguard.J22:coastguard.J28" chart:label-cell-address="coastguard.J1:coastguard.J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 Column F</text:p>
              </table:table-cell>
              <table:table-cell office:value-type="string">
                <text:p>variance</text:p>
                <draw:g>
                  <svg:desc>coastguard.H1:coastguard.H1</svg:desc>
                </draw:g>
              </table:table-cell>
              <table:table-cell office:value-type="string">
                <text:p>uniform</text:p>
                <draw:g>
                  <svg:desc>coastguard.I1:coastguard.I1</svg:desc>
                </draw:g>
              </table:table-cell>
              <table:table-cell office:value-type="string">
                <text:p>optimal</text:p>
                <draw:g>
                  <svg:desc>coastguard.J1:coastgu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astguard.F14:coastguard.F14 coastguard.F22:coastguard.F28</svg:desc>
                </draw:g>
              </table:table-cell>
              <table:table-cell office:value-type="float" office:value="0.013203">
                <text:p>0.013203</text:p>
                <draw:g>
                  <svg:desc>coastguard.H14:coastguard.H14 coastguard.H22:coastguard.H28</svg:desc>
                </draw:g>
              </table:table-cell>
              <table:table-cell office:value-type="float" office:value="0.013203">
                <text:p>0.013203</text:p>
                <draw:g>
                  <svg:desc>coastguard.I14:coastguard.I14 coastguard.I22:coastguard.I28</svg:desc>
                </draw:g>
              </table:table-cell>
              <table:table-cell office:value-type="float" office:value="0.000703">
                <text:p>0.000703</text:p>
                <draw:g>
                  <svg:desc>coastguard.J14:coastguard.J14 coastguard.J22:coastguard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9695">
                <text:p>0.009695</text:p>
              </table:table-cell>
              <table:table-cell office:value-type="float" office:value="0.013203">
                <text:p>0.013203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2216">
                <text:p>0.012216</text:p>
              </table:table-cell>
              <table:table-cell office:value-type="float" office:value="0.013203">
                <text:p>0.013203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11328">
                <text:p>0.011328</text:p>
              </table:table-cell>
              <table:table-cell office:value-type="float" office:value="0.013203">
                <text:p>0.013203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10068">
                <text:p>0.010068</text:p>
              </table:table-cell>
              <table:table-cell office:value-type="float" office:value="0.013203">
                <text:p>0.013203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08698">
                <text:p>0.008698</text:p>
              </table:table-cell>
              <table:table-cell office:value-type="float" office:value="0.013203">
                <text:p>0.013203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08028">
                <text:p>0.008028</text:p>
              </table:table-cell>
              <table:table-cell office:value-type="float" office:value="0.013203">
                <text:p>0.013203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9677">
                <text:p>0.009677</text:p>
              </table:table-cell>
              <table:table-cell office:value-type="float" office:value="0.013203">
                <text:p>0.013203</text:p>
              </table:table-cell>
              <table:table-cell office:value-type="float" office:value="0.000703">
                <text:p>0.0007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coastguard.F30:coastguard.F37 coastguard.H1:coastguard.J1 coastguard.H30:coastguard.J37" chart:data-source-has-labels="row" svg:x="0.32cm" svg:y="0.18cm" svg:width="12.72cm" svg:height="8.64cm">
          <chartooo:coordinate-region svg:x="1.418cm" svg:y="0.38cm" svg:width="11.4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astguard.H30:coastguard.H37" chart:label-cell-address="coastguard.H1:coastguard.H1" chart:class="chart:scatter">
            <chart:domain table:cell-range-address="coastguard.F30:coastguard.F37"/>
            <chart:data-point chart:repeated="8"/>
          </chart:series>
          <chart:series chart:style-name="ch7" chart:values-cell-range-address="coastguard.I30:coastguard.I37" chart:label-cell-address="coastguard.I1:coastguard.I1" chart:class="chart:scatter">
            <chart:data-point chart:repeated="8"/>
          </chart:series>
          <chart:series chart:style-name="ch8" chart:values-cell-range-address="coastguard.J30:coastguard.J37" chart:label-cell-address="coastguard.J1:coastguard.J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ariance</text:p>
                <draw:g>
                  <svg:desc>coastguard.H1:coastguard.H1</svg:desc>
                </draw:g>
              </table:table-cell>
              <table:table-cell office:value-type="string">
                <text:p>uniform</text:p>
                <draw:g>
                  <svg:desc>coastguard.I1:coastguard.I1</svg:desc>
                </draw:g>
              </table:table-cell>
              <table:table-cell office:value-type="string">
                <text:p>optimal</text:p>
                <draw:g>
                  <svg:desc>coastguard.J1:coastgu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astguard.F30:coastguard.F37</svg:desc>
                </draw:g>
              </table:table-cell>
              <table:table-cell office:value-type="float" office:value="0.012027">
                <text:p>0.012027</text:p>
                <draw:g>
                  <svg:desc>coastguard.H30:coastguard.H37</svg:desc>
                </draw:g>
              </table:table-cell>
              <table:table-cell office:value-type="float" office:value="0.012027">
                <text:p>0.012027</text:p>
                <draw:g>
                  <svg:desc>coastguard.I30:coastguard.I37</svg:desc>
                </draw:g>
              </table:table-cell>
              <table:table-cell office:value-type="float" office:value="0.000001">
                <text:p>0.000001</text:p>
                <draw:g>
                  <svg:desc>coastguard.J30:coastguard.J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7607">
                <text:p>0.007607</text:p>
              </table:table-cell>
              <table:table-cell office:value-type="float" office:value="0.012027">
                <text:p>0.01202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0685">
                <text:p>0.010685</text:p>
              </table:table-cell>
              <table:table-cell office:value-type="float" office:value="0.012027">
                <text:p>0.01202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10232">
                <text:p>0.010232</text:p>
              </table:table-cell>
              <table:table-cell office:value-type="float" office:value="0.012027">
                <text:p>0.01202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09793">
                <text:p>0.009793</text:p>
              </table:table-cell>
              <table:table-cell office:value-type="float" office:value="0.012027">
                <text:p>0.01202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09404">
                <text:p>0.009404</text:p>
              </table:table-cell>
              <table:table-cell office:value-type="float" office:value="0.012027">
                <text:p>0.01202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09104">
                <text:p>0.009104</text:p>
              </table:table-cell>
              <table:table-cell office:value-type="float" office:value="0.012027">
                <text:p>0.01202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9004">
                <text:p>0.009004</text:p>
              </table:table-cell>
              <table:table-cell office:value-type="float" office:value="0.012027">
                <text:p>0.012027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coastguard.F30:coastguard.F30 coastguard.F38:coastguard.F44 coastguard.H1:coastguard.J1 coastguard.H30:coastguard.J30 coastguard.H38:coastguard.J44" chart:data-source-has-labels="row" svg:x="0.32cm" svg:y="0.18cm" svg:width="12.72cm" svg:height="8.64cm">
          <chartooo:coordinate-region svg:x="1.418cm" svg:y="0.38cm" svg:width="11.4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astguard.H30:coastguard.H30 coastguard.H38:coastguard.H44" chart:label-cell-address="coastguard.H1:coastguard.H1" chart:class="chart:scatter">
            <chart:domain table:cell-range-address="coastguard.F30:coastguard.F30 coastguard.F38:coastguard.F44"/>
            <chart:data-point chart:repeated="8"/>
          </chart:series>
          <chart:series chart:style-name="ch7" chart:values-cell-range-address="coastguard.I30:coastguard.I30 coastguard.I38:coastguard.I44" chart:label-cell-address="coastguard.I1:coastguard.I1" chart:class="chart:scatter">
            <chart:data-point chart:repeated="8"/>
          </chart:series>
          <chart:series chart:style-name="ch8" chart:values-cell-range-address="coastguard.J30:coastguard.J30 coastguard.J38:coastguard.J44" chart:label-cell-address="coastguard.J1:coastguard.J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 Column F</text:p>
              </table:table-cell>
              <table:table-cell office:value-type="string">
                <text:p>variance</text:p>
                <draw:g>
                  <svg:desc>coastguard.H1:coastguard.H1</svg:desc>
                </draw:g>
              </table:table-cell>
              <table:table-cell office:value-type="string">
                <text:p>uniform</text:p>
                <draw:g>
                  <svg:desc>coastguard.I1:coastguard.I1</svg:desc>
                </draw:g>
              </table:table-cell>
              <table:table-cell office:value-type="string">
                <text:p>optimal</text:p>
                <draw:g>
                  <svg:desc>coastguard.J1:coastgu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astguard.F30:coastguard.F30 coastguard.F38:coastguard.F44</svg:desc>
                </draw:g>
              </table:table-cell>
              <table:table-cell office:value-type="float" office:value="0.012027">
                <text:p>0.012027</text:p>
                <draw:g>
                  <svg:desc>coastguard.H30:coastguard.H30 coastguard.H38:coastguard.H44</svg:desc>
                </draw:g>
              </table:table-cell>
              <table:table-cell office:value-type="float" office:value="0.012027">
                <text:p>0.012027</text:p>
                <draw:g>
                  <svg:desc>coastguard.I30:coastguard.I30 coastguard.I38:coastguard.I44</svg:desc>
                </draw:g>
              </table:table-cell>
              <table:table-cell office:value-type="float" office:value="0.000001">
                <text:p>0.000001</text:p>
                <draw:g>
                  <svg:desc>coastguard.J30:coastguard.J30 coastguard.J38:coastguard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5957">
                <text:p>0.005957</text:p>
              </table:table-cell>
              <table:table-cell office:value-type="float" office:value="0.012027">
                <text:p>0.01202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0291">
                <text:p>0.010291</text:p>
              </table:table-cell>
              <table:table-cell office:value-type="float" office:value="0.012027">
                <text:p>0.01202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9344">
                <text:p>0.009344</text:p>
              </table:table-cell>
              <table:table-cell office:value-type="float" office:value="0.012027">
                <text:p>0.01202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0814">
                <text:p>0.00814</text:p>
              </table:table-cell>
              <table:table-cell office:value-type="float" office:value="0.012027">
                <text:p>0.01202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06771">
                <text:p>0.006771</text:p>
              </table:table-cell>
              <table:table-cell office:value-type="float" office:value="0.012027">
                <text:p>0.01202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0.005488">
                <text:p>0.005488</text:p>
              </table:table-cell>
              <table:table-cell office:value-type="float" office:value="0.012027">
                <text:p>0.01202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0.004641">
                <text:p>0.004641</text:p>
              </table:table-cell>
              <table:table-cell office:value-type="float" office:value="0.012027">
                <text:p>0.012027</text:p>
              </table:table-cell>
              <table:table-cell office:value-type="float" office:value="0.000001">
                <text:p>0.000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foreman.F2:foreman.F7 foreman.H1:foreman.J7" chart:data-source-has-labels="row" svg:x="0.32cm" svg:y="0.18cm" svg:width="12.72cm" svg:height="8.64cm">
          <chartooo:coordinate-region svg:x="1.232cm" svg:y="0.38cm" svg:width="11.62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eman.H2:foreman.H7" chart:label-cell-address="foreman.H1:foreman.H1" chart:class="chart:scatter">
            <chart:domain table:cell-range-address="foreman.F2:foreman.F7"/>
            <chart:data-point chart:repeated="6"/>
          </chart:series>
          <chart:series chart:style-name="ch7" chart:values-cell-range-address="foreman.I2:foreman.I7" chart:label-cell-address="foreman.I1:foreman.I1" chart:class="chart:scatter">
            <chart:data-point chart:repeated="6"/>
          </chart:series>
          <chart:series chart:style-name="ch8" chart:values-cell-range-address="foreman.J2:foreman.J7" chart:label-cell-address="foreman.J1:foreman.J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ariance</text:p>
                <draw:g>
                  <svg:desc>foreman.H1:foreman.H1</svg:desc>
                </draw:g>
              </table:table-cell>
              <table:table-cell office:value-type="string">
                <text:p>uniform</text:p>
                <draw:g>
                  <svg:desc>foreman.I1:foreman.I1</svg:desc>
                </draw:g>
              </table:table-cell>
              <table:table-cell office:value-type="string">
                <text:p>optimal</text:p>
                <draw:g>
                  <svg:desc>foreman.J1:forema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eman.F2:foreman.F7</svg:desc>
                </draw:g>
              </table:table-cell>
              <table:table-cell office:value-type="float" office:value="0.057369">
                <text:p>0.057369</text:p>
                <draw:g>
                  <svg:desc>foreman.H2:foreman.H7</svg:desc>
                </draw:g>
              </table:table-cell>
              <table:table-cell office:value-type="float" office:value="0.057369">
                <text:p>0.057369</text:p>
                <draw:g>
                  <svg:desc>foreman.I2:foreman.I7</svg:desc>
                </draw:g>
              </table:table-cell>
              <table:table-cell office:value-type="float" office:value="0.017519">
                <text:p>0.017519</text:p>
                <draw:g>
                  <svg:desc>foreman.J2:foreman.J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0438">
                <text:p>0.040438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40027">
                <text:p>0.040027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38138">
                <text:p>0.038138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38134">
                <text:p>0.038134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38419">
                <text:p>0.038419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foreman.F2:foreman.F2 foreman.F8:foreman.F12 foreman.H1:foreman.J2 foreman.H8:foreman.J12" chart:data-source-has-labels="row" svg:x="0.32cm" svg:y="0.18cm" svg:width="12.72cm" svg:height="8.64cm">
          <chartooo:coordinate-region svg:x="1.232cm" svg:y="0.38cm" svg:width="11.62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eman.H2:foreman.H2 foreman.H8:foreman.H12" chart:label-cell-address="foreman.H1:foreman.H1" chart:class="chart:scatter">
            <chart:domain table:cell-range-address="foreman.F2:foreman.F2 foreman.F8:foreman.F12"/>
            <chart:data-point chart:repeated="6"/>
          </chart:series>
          <chart:series chart:style-name="ch7" chart:values-cell-range-address="foreman.I2:foreman.I2 foreman.I8:foreman.I12" chart:label-cell-address="foreman.I1:foreman.I1" chart:class="chart:scatter">
            <chart:data-point chart:repeated="6"/>
          </chart:series>
          <chart:series chart:style-name="ch8" chart:values-cell-range-address="foreman.J2:foreman.J2 foreman.J8:foreman.J12" chart:label-cell-address="foreman.J1:foreman.J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 Column F</text:p>
              </table:table-cell>
              <table:table-cell office:value-type="string">
                <text:p>variance</text:p>
                <draw:g>
                  <svg:desc>foreman.H1:foreman.H1</svg:desc>
                </draw:g>
              </table:table-cell>
              <table:table-cell office:value-type="string">
                <text:p>uniform</text:p>
                <draw:g>
                  <svg:desc>foreman.I1:foreman.I1</svg:desc>
                </draw:g>
              </table:table-cell>
              <table:table-cell office:value-type="string">
                <text:p>optimal</text:p>
                <draw:g>
                  <svg:desc>foreman.J1:forema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eman.F2:foreman.F2 foreman.F8:foreman.F12</svg:desc>
                </draw:g>
              </table:table-cell>
              <table:table-cell office:value-type="float" office:value="0.057369">
                <text:p>0.057369</text:p>
                <draw:g>
                  <svg:desc>foreman.H2:foreman.H2 foreman.H8:foreman.H12</svg:desc>
                </draw:g>
              </table:table-cell>
              <table:table-cell office:value-type="float" office:value="0.057369">
                <text:p>0.057369</text:p>
                <draw:g>
                  <svg:desc>foreman.I2:foreman.I2 foreman.I8:foreman.I12</svg:desc>
                </draw:g>
              </table:table-cell>
              <table:table-cell office:value-type="float" office:value="0.017519">
                <text:p>0.017519</text:p>
                <draw:g>
                  <svg:desc>foreman.J2:foreman.J2 foreman.J8:foreman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9985">
                <text:p>0.039985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9911">
                <text:p>0.039911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37763">
                <text:p>0.037763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37752">
                <text:p>0.037752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38125">
                <text:p>0.038125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703cm" style:legend-expansion="high" chart:style-name="ch2"/>
        <chart:plot-area chart:style-name="ch3" table:cell-range-address="foreman.F2:foreman.F2 foreman.F13:foreman.F17 foreman.H1:foreman.J2 foreman.H13:foreman.J17" chart:data-source-has-labels="row" svg:x="0.32cm" svg:y="0.18cm" svg:width="12.72cm" svg:height="8.64cm">
          <chartooo:coordinate-region svg:x="1.232cm" svg:y="0.38cm" svg:width="11.62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eman.H2:foreman.H2 foreman.H13:foreman.H17" chart:label-cell-address="foreman.H1:foreman.H1" chart:class="chart:scatter">
            <chart:domain table:cell-range-address="foreman.F2:foreman.F2 foreman.F13:foreman.F17"/>
            <chart:data-point chart:repeated="6"/>
          </chart:series>
          <chart:series chart:style-name="ch7" chart:values-cell-range-address="foreman.I2:foreman.I2 foreman.I13:foreman.I17" chart:label-cell-address="foreman.I1:foreman.I1" chart:class="chart:scatter">
            <chart:data-point chart:repeated="6"/>
          </chart:series>
          <chart:series chart:style-name="ch8" chart:values-cell-range-address="foreman.J2:foreman.J2 foreman.J13:foreman.J17" chart:label-cell-address="foreman.J1:foreman.J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 Column F</text:p>
              </table:table-cell>
              <table:table-cell office:value-type="string">
                <text:p>variance</text:p>
                <draw:g>
                  <svg:desc>foreman.H1:foreman.H1</svg:desc>
                </draw:g>
              </table:table-cell>
              <table:table-cell office:value-type="string">
                <text:p>uniform</text:p>
                <draw:g>
                  <svg:desc>foreman.I1:foreman.I1</svg:desc>
                </draw:g>
              </table:table-cell>
              <table:table-cell office:value-type="string">
                <text:p>optimal</text:p>
                <draw:g>
                  <svg:desc>foreman.J1:foreman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eman.F2:foreman.F2 foreman.F13:foreman.F17</svg:desc>
                </draw:g>
              </table:table-cell>
              <table:table-cell office:value-type="float" office:value="0.057369">
                <text:p>0.057369</text:p>
                <draw:g>
                  <svg:desc>foreman.H2:foreman.H2 foreman.H13:foreman.H17</svg:desc>
                </draw:g>
              </table:table-cell>
              <table:table-cell office:value-type="float" office:value="0.057369">
                <text:p>0.057369</text:p>
                <draw:g>
                  <svg:desc>foreman.I2:foreman.I2 foreman.I13:foreman.I17</svg:desc>
                </draw:g>
              </table:table-cell>
              <table:table-cell office:value-type="float" office:value="0.017519">
                <text:p>0.017519</text:p>
                <draw:g>
                  <svg:desc>foreman.J2:foreman.J2 foreman.J13:foreman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2689">
                <text:p>0.032689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38521">
                <text:p>0.038521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31088">
                <text:p>0.031088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026299">
                <text:p>0.026299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26965">
                <text:p>0.026965</text:p>
              </table:table-cell>
              <table:table-cell office:value-type="float" office:value="0.057369">
                <text:p>0.057369</text:p>
              </table:table-cell>
              <table:table-cell office:value-type="float" office:value="0.017519">
                <text:p>0.01751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